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automatic-styles>
    <style:style style:name="P1" style:family="paragraph" style:parent-style-name="Standard">
      <style:text-properties style:text-underline-style="none" officeooo:rsid="007af69b" officeooo:paragraph-rsid="007af69b"/>
    </style:style>
    <style:style style:name="P2" style:family="paragraph" style:parent-style-name="Standard">
      <style:text-properties fo:font-size="20pt" officeooo:rsid="000aa22d" officeooo:paragraph-rsid="000aa22d" style:font-size-asian="17.5pt" style:font-size-complex="20pt"/>
    </style:style>
    <style:style style:name="P3" style:family="paragraph" style:parent-style-name="Standard">
      <style:text-properties fo:font-size="12pt" officeooo:rsid="000aa22d" officeooo:paragraph-rsid="000aa22d" style:font-size-asian="10.5pt" style:font-size-complex="12pt"/>
    </style:style>
    <style:style style:name="P4" style:family="paragraph" style:parent-style-name="Standard">
      <style:text-properties fo:font-size="16pt" officeooo:rsid="000bf96d" officeooo:paragraph-rsid="000aa22d" style:font-size-asian="14pt" style:font-size-complex="16pt"/>
    </style:style>
    <style:style style:name="P5" style:family="paragraph" style:parent-style-name="Standard">
      <style:text-properties fo:font-size="20pt" officeooo:rsid="000bf96d" officeooo:paragraph-rsid="000bf96d" style:font-size-asian="17.5pt" style:font-size-complex="20pt"/>
    </style:style>
    <style:style style:name="P6" style:family="paragraph" style:parent-style-name="Standard">
      <style:text-properties fo:font-size="16pt" officeooo:rsid="000bf96d" officeooo:paragraph-rsid="000bf96d" style:font-size-asian="14pt" style:font-size-complex="16pt"/>
    </style:style>
    <style:style style:name="P7" style:family="paragraph" style:parent-style-name="Standard">
      <style:text-properties fo:font-size="16pt" officeooo:rsid="000bf96d" officeooo:paragraph-rsid="00112ba5" style:font-size-asian="14pt" style:font-size-complex="16pt"/>
    </style:style>
    <style:style style:name="P8" style:family="paragraph" style:parent-style-name="Standard">
      <style:text-properties fo:font-size="20pt" officeooo:rsid="000bf96d" officeooo:paragraph-rsid="00112ba5" style:font-size-asian="17.5pt" style:font-size-complex="20pt"/>
    </style:style>
    <style:style style:name="P9" style:family="paragraph" style:parent-style-name="Standard">
      <style:text-properties fo:font-size="16pt" officeooo:rsid="00112ba5" officeooo:paragraph-rsid="00112ba5" style:font-size-asian="14pt" style:font-size-complex="16pt"/>
    </style:style>
    <style:style style:name="P10" style:family="paragraph" style:parent-style-name="Standard">
      <style:text-properties fo:font-size="16pt" officeooo:rsid="00112ba5" officeooo:paragraph-rsid="00114271" style:font-size-asian="14pt" style:font-size-complex="16pt"/>
    </style:style>
    <style:style style:name="P11" style:family="paragraph" style:parent-style-name="Standard">
      <style:text-properties fo:font-size="16pt" officeooo:rsid="00114271" officeooo:paragraph-rsid="00114271" style:font-size-asian="14pt" style:font-size-complex="16pt"/>
    </style:style>
    <style:style style:name="P12" style:family="paragraph" style:parent-style-name="Standard">
      <style:text-properties fo:font-size="16pt" officeooo:rsid="00114271" officeooo:paragraph-rsid="00131ee1" style:font-size-asian="14pt" style:font-size-complex="16pt"/>
    </style:style>
    <style:style style:name="P13" style:family="paragraph" style:parent-style-name="Standard">
      <style:text-properties fo:font-size="16pt" officeooo:rsid="00114271" officeooo:paragraph-rsid="00148e1d" style:font-size-asian="14pt" style:font-size-complex="16pt"/>
    </style:style>
    <style:style style:name="P14" style:family="paragraph" style:parent-style-name="Standard">
      <style:text-properties fo:font-size="16pt" officeooo:rsid="00131ee1" officeooo:paragraph-rsid="00148e1d" style:font-size-asian="14pt" style:font-size-complex="16pt"/>
    </style:style>
    <style:style style:name="P15" style:family="paragraph" style:parent-style-name="Standard">
      <style:text-properties fo:font-size="16pt" officeooo:rsid="00179585" officeooo:paragraph-rsid="00179585" style:font-size-asian="14pt" style:font-size-complex="16pt"/>
    </style:style>
    <style:style style:name="P16" style:family="paragraph" style:parent-style-name="Standard">
      <style:text-properties fo:font-size="16pt" officeooo:rsid="00112ba5" officeooo:paragraph-rsid="00148e1d" style:font-size-asian="14pt" style:font-size-complex="16pt"/>
    </style:style>
    <style:style style:name="P17" style:family="paragraph" style:parent-style-name="Standard">
      <style:text-properties fo:font-size="16pt" officeooo:rsid="00112ba5" officeooo:paragraph-rsid="00180d6f" style:font-size-asian="14pt" style:font-size-complex="16pt"/>
    </style:style>
    <style:style style:name="P18" style:family="paragraph" style:parent-style-name="Standard">
      <style:text-properties fo:font-size="16pt" officeooo:rsid="00114271" officeooo:paragraph-rsid="00180d6f" style:font-size-asian="14pt" style:font-size-complex="16pt"/>
    </style:style>
    <style:style style:name="P19" style:family="paragraph" style:parent-style-name="Standard">
      <style:text-properties fo:font-size="16pt" officeooo:rsid="00131ee1" officeooo:paragraph-rsid="00180d6f" style:font-size-asian="14pt" style:font-size-complex="16pt"/>
    </style:style>
    <style:style style:name="P20" style:family="paragraph" style:parent-style-name="Standard">
      <style:text-properties fo:font-size="16pt" officeooo:rsid="00131ee1" officeooo:paragraph-rsid="0019155e" style:font-size-asian="14pt" style:font-size-complex="16pt"/>
    </style:style>
    <style:style style:name="P21" style:family="paragraph" style:parent-style-name="Standard">
      <style:text-properties fo:font-size="16pt" officeooo:rsid="00114271" officeooo:paragraph-rsid="0019155e" style:font-size-asian="14pt" style:font-size-complex="16pt"/>
    </style:style>
    <style:style style:name="P22" style:family="paragraph" style:parent-style-name="Standard">
      <style:text-properties fo:font-size="16pt" officeooo:rsid="00114271" officeooo:paragraph-rsid="0024cba5" style:font-size-asian="14pt" style:font-size-complex="16pt"/>
    </style:style>
    <style:style style:name="P23" style:family="paragraph" style:parent-style-name="Standard">
      <style:text-properties fo:font-size="16pt" officeooo:rsid="00131ee1" officeooo:paragraph-rsid="001f34db" style:font-size-asian="14pt" style:font-size-complex="16pt"/>
    </style:style>
    <style:style style:name="P24" style:family="paragraph" style:parent-style-name="Standard">
      <style:text-properties fo:font-size="16pt" officeooo:rsid="00114271" officeooo:paragraph-rsid="001f34db" style:font-size-asian="14pt" style:font-size-complex="16pt"/>
    </style:style>
    <style:style style:name="P25" style:family="paragraph" style:parent-style-name="Standard">
      <style:text-properties fo:font-size="16pt" officeooo:rsid="00114271" officeooo:paragraph-rsid="0027bc75" style:font-size-asian="14pt" style:font-size-complex="16pt"/>
    </style:style>
    <style:style style:name="P26" style:family="paragraph" style:parent-style-name="Standard">
      <style:text-properties fo:font-size="16pt" officeooo:rsid="00114271" officeooo:paragraph-rsid="00371726" style:font-size-asian="14pt" style:font-size-complex="16pt"/>
    </style:style>
    <style:style style:name="P27" style:family="paragraph" style:parent-style-name="Standard">
      <style:text-properties fo:font-size="16pt" officeooo:rsid="00371726" officeooo:paragraph-rsid="00371726" style:font-size-asian="14pt" style:font-size-complex="16pt"/>
    </style:style>
    <style:style style:name="P28" style:family="paragraph" style:parent-style-name="Standard">
      <style:text-properties fo:font-size="20pt" officeooo:rsid="002857ec" officeooo:paragraph-rsid="002857ec" style:font-size-asian="17.5pt" style:font-size-complex="20pt"/>
    </style:style>
    <style:style style:name="P29" style:family="paragraph" style:parent-style-name="Standard">
      <style:text-properties fo:font-size="16pt" officeooo:rsid="002857ec" officeooo:paragraph-rsid="002857ec" style:font-size-asian="14pt" style:font-size-complex="16pt"/>
    </style:style>
    <style:style style:name="P30" style:family="paragraph" style:parent-style-name="Standard">
      <style:text-properties fo:font-size="16pt" officeooo:rsid="002857ec" officeooo:paragraph-rsid="002d92e2" style:font-size-asian="14pt" style:font-size-complex="16pt"/>
    </style:style>
    <style:style style:name="P31" style:family="paragraph" style:parent-style-name="Standard">
      <style:text-properties fo:font-size="16pt" officeooo:rsid="002ceb6e" officeooo:paragraph-rsid="002d92e2" style:font-size-asian="14pt" style:font-size-complex="16pt"/>
    </style:style>
    <style:style style:name="P32" style:family="paragraph" style:parent-style-name="Standard">
      <style:text-properties fo:font-size="16pt" officeooo:rsid="002ceb6e" officeooo:paragraph-rsid="002ceb6e" style:font-size-asian="14pt" style:font-size-complex="16pt"/>
    </style:style>
    <style:style style:name="P33" style:family="paragraph" style:parent-style-name="Standard">
      <style:text-properties fo:font-size="20pt" officeooo:rsid="002ceb6e" officeooo:paragraph-rsid="002ceb6e" style:font-size-asian="17.5pt" style:font-size-complex="20pt"/>
    </style:style>
    <style:style style:name="P34" style:family="paragraph" style:parent-style-name="Standard">
      <style:text-properties fo:font-size="16pt" officeooo:rsid="002f4166" officeooo:paragraph-rsid="002ceb6e" style:font-size-asian="14pt" style:font-size-complex="16pt"/>
    </style:style>
    <style:style style:name="P35" style:family="paragraph" style:parent-style-name="Standard">
      <style:text-properties fo:font-size="20pt" officeooo:rsid="0038f0c3" officeooo:paragraph-rsid="00390894" style:font-size-asian="17.5pt" style:font-size-complex="20pt"/>
    </style:style>
    <style:style style:name="P36" style:family="paragraph" style:parent-style-name="Standard">
      <style:text-properties fo:font-size="16pt" officeooo:rsid="002f4166" officeooo:paragraph-rsid="0086b420" style:font-size-asian="14pt" style:font-size-complex="16pt"/>
    </style:style>
    <style:style style:name="P37" style:family="paragraph" style:parent-style-name="Standard">
      <style:text-properties fo:font-size="18pt" officeooo:rsid="0086b420" officeooo:paragraph-rsid="0086b420" style:font-size-asian="15.75pt" style:font-size-complex="18pt"/>
    </style:style>
    <style:style style:name="P38" style:family="paragraph" style:parent-style-name="Standard">
      <style:text-properties fo:font-size="18pt" officeooo:rsid="0086b420" officeooo:paragraph-rsid="009607b2" style:font-size-asian="15.75pt" style:font-size-complex="18pt"/>
    </style:style>
    <style:style style:name="P39" style:family="paragraph" style:parent-style-name="Standard">
      <style:text-properties fo:font-size="18pt" officeooo:rsid="008b2b21" officeooo:paragraph-rsid="0086b420" style:font-size-asian="15.75pt" style:font-size-complex="18pt"/>
    </style:style>
    <style:style style:name="P40" style:family="paragraph" style:parent-style-name="Standard">
      <style:text-properties fo:font-size="20pt" officeooo:rsid="0038f0c3" officeooo:paragraph-rsid="005238fc" style:font-size-asian="17.5pt" style:font-size-complex="20pt"/>
    </style:style>
    <style:style style:name="P41" style:family="paragraph" style:parent-style-name="Standard">
      <style:text-properties fo:font-size="16pt" officeooo:rsid="00390894" officeooo:paragraph-rsid="00390894" style:font-size-asian="14pt" style:font-size-complex="16pt"/>
    </style:style>
    <style:style style:name="P42" style:family="paragraph" style:parent-style-name="Standard">
      <style:text-properties fo:font-size="16pt" officeooo:rsid="00390894" officeooo:paragraph-rsid="004a9be4" style:font-size-asian="14pt" style:font-size-complex="16pt"/>
    </style:style>
    <style:style style:name="P43" style:family="paragraph" style:parent-style-name="Standard">
      <style:text-properties fo:font-size="16pt" officeooo:rsid="00390894" officeooo:paragraph-rsid="004acd09" style:font-size-asian="14pt" style:font-size-complex="16pt"/>
    </style:style>
    <style:style style:name="P44" style:family="paragraph" style:parent-style-name="Standard">
      <style:text-properties fo:font-size="16pt" officeooo:rsid="00390894" officeooo:paragraph-rsid="003ab7e6" style:font-size-asian="14pt" style:font-size-complex="16pt"/>
    </style:style>
    <style:style style:name="P45" style:family="paragraph" style:parent-style-name="Standard">
      <style:text-properties fo:font-size="16pt" officeooo:rsid="00390894" officeooo:paragraph-rsid="00552deb" style:font-size-asian="14pt" style:font-size-complex="16pt"/>
    </style:style>
    <style:style style:name="P46" style:family="paragraph" style:parent-style-name="Standard">
      <style:text-properties fo:font-size="16pt" officeooo:rsid="00552deb" officeooo:paragraph-rsid="00552deb" style:font-size-asian="14pt" style:font-size-complex="16pt"/>
    </style:style>
    <style:style style:name="P47" style:family="paragraph" style:parent-style-name="Standard">
      <style:text-properties fo:font-size="16pt" officeooo:rsid="00390894" officeooo:paragraph-rsid="00563c17" style:font-size-asian="14pt" style:font-size-complex="16pt"/>
    </style:style>
    <style:style style:name="P48" style:family="paragraph" style:parent-style-name="Standard">
      <style:text-properties fo:font-size="16pt" officeooo:rsid="00390894" officeooo:paragraph-rsid="0057b62c" style:font-size-asian="14pt" style:font-size-complex="16pt"/>
    </style:style>
    <style:style style:name="P49" style:family="paragraph" style:parent-style-name="Standard">
      <style:text-properties fo:font-size="16pt" officeooo:rsid="00390894" officeooo:paragraph-rsid="0038f0c3" style:font-size-asian="14pt" style:font-size-complex="16pt"/>
    </style:style>
    <style:style style:name="P50" style:family="paragraph" style:parent-style-name="Standard">
      <style:text-properties fo:font-size="16pt" officeooo:rsid="00390894" officeooo:paragraph-rsid="005a6d31" style:font-size-asian="14pt" style:font-size-complex="16pt"/>
    </style:style>
    <style:style style:name="P51" style:family="paragraph" style:parent-style-name="Standard">
      <style:text-properties fo:font-size="16pt" officeooo:rsid="003a4856" officeooo:paragraph-rsid="003ab7e6" style:font-size-asian="14pt" style:font-size-complex="16pt"/>
    </style:style>
    <style:style style:name="P52" style:family="paragraph" style:parent-style-name="Standard">
      <style:text-properties fo:font-size="16pt" officeooo:rsid="00390894" officeooo:paragraph-rsid="006a121f" style:font-size-asian="14pt" style:font-size-complex="16pt"/>
    </style:style>
    <style:style style:name="P53" style:family="paragraph" style:parent-style-name="Standard">
      <style:text-properties fo:font-size="16pt" officeooo:rsid="00390894" officeooo:paragraph-rsid="00725081" style:font-size-asian="14pt" style:font-size-complex="16pt"/>
    </style:style>
    <style:style style:name="P54" style:family="paragraph" style:parent-style-name="Standard">
      <style:text-properties fo:font-size="16pt" officeooo:rsid="003ab7e6" officeooo:paragraph-rsid="003ab7e6" style:font-size-asian="14pt" style:font-size-complex="16pt"/>
    </style:style>
    <style:style style:name="P55" style:family="paragraph" style:parent-style-name="Standard">
      <style:text-properties fo:font-size="16pt" officeooo:rsid="00390894" officeooo:paragraph-rsid="00724169" style:font-size-asian="14pt" style:font-size-complex="16pt"/>
    </style:style>
    <style:style style:name="P56" style:family="paragraph" style:parent-style-name="Standard">
      <style:text-properties fo:font-size="16pt" officeooo:rsid="00390894" officeooo:paragraph-rsid="007b822d" style:font-size-asian="14pt" style:font-size-complex="16pt"/>
    </style:style>
    <style:style style:name="P57" style:family="paragraph" style:parent-style-name="Standard">
      <style:text-properties fo:font-size="16pt" officeooo:rsid="003a4856" officeooo:paragraph-rsid="00724169" style:font-size-asian="14pt" style:font-size-complex="16pt"/>
    </style:style>
    <style:style style:name="P58" style:family="paragraph" style:parent-style-name="Standard">
      <style:text-properties fo:font-size="16pt" officeooo:rsid="00390894" officeooo:paragraph-rsid="0086b420" style:font-size-asian="14pt" style:font-size-complex="16pt"/>
    </style:style>
    <style:style style:name="P59" style:family="paragraph" style:parent-style-name="Standard">
      <style:text-properties fo:font-size="16pt" officeooo:rsid="00390894" officeooo:paragraph-rsid="008b2b21" style:font-size-asian="14pt" style:font-size-complex="16pt"/>
    </style:style>
    <style:style style:name="P60" style:family="paragraph" style:parent-style-name="Standard">
      <style:text-properties fo:font-size="16pt" officeooo:rsid="008e6630" officeooo:paragraph-rsid="008e6630" style:font-size-asian="14pt" style:font-size-complex="16pt"/>
    </style:style>
    <style:style style:name="P61" style:family="paragraph" style:parent-style-name="Standard">
      <style:text-properties fo:font-size="16pt" officeooo:rsid="00390894" officeooo:paragraph-rsid="009137b6" style:font-size-asian="14pt" style:font-size-complex="16pt"/>
    </style:style>
    <style:style style:name="P62" style:family="paragraph" style:parent-style-name="Standard">
      <style:text-properties fo:font-size="16pt" officeooo:rsid="00390894" officeooo:paragraph-rsid="00935abd" style:font-size-asian="14pt" style:font-size-complex="16pt"/>
    </style:style>
    <style:style style:name="P63" style:family="paragraph" style:parent-style-name="Standard">
      <style:text-properties fo:font-size="16pt" officeooo:rsid="00390894" officeooo:paragraph-rsid="009607b2" style:font-size-asian="14pt" style:font-size-complex="16pt"/>
    </style:style>
    <style:style style:name="P64" style:family="paragraph" style:parent-style-name="Standard">
      <style:text-properties fo:font-size="16pt" officeooo:rsid="00390894" officeooo:paragraph-rsid="009e7ff0" style:font-size-asian="14pt" style:font-size-complex="16pt"/>
    </style:style>
    <style:style style:name="P65" style:family="paragraph" style:parent-style-name="Standard">
      <style:text-properties fo:font-size="16pt" officeooo:rsid="00390894" officeooo:paragraph-rsid="009fb527" style:font-size-asian="14pt" style:font-size-complex="16pt"/>
    </style:style>
    <style:style style:name="P66" style:family="paragraph" style:parent-style-name="Standard">
      <style:text-properties fo:font-size="16pt" officeooo:rsid="00390894" officeooo:paragraph-rsid="00a3261b" style:font-size-asian="14pt" style:font-size-complex="16pt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148e1d" style:font-size-asian="14pt" style:font-size-complex="16pt"/>
    </style:style>
    <style:style style:name="T3" style:family="text">
      <style:text-properties fo:font-size="16pt" officeooo:rsid="00371726" style:font-size-asian="14pt" style:font-size-complex="16pt"/>
    </style:style>
    <style:style style:name="T4" style:family="text">
      <style:text-properties fo:font-size="16pt" officeooo:rsid="000bf96d" style:font-size-asian="14pt" style:font-size-complex="16pt"/>
    </style:style>
    <style:style style:name="T5" style:family="text">
      <style:text-properties officeooo:rsid="00112ba5"/>
    </style:style>
    <style:style style:name="T6" style:family="text">
      <style:text-properties officeooo:rsid="00114271"/>
    </style:style>
    <style:style style:name="T7" style:family="text">
      <style:text-properties officeooo:rsid="00131ee1"/>
    </style:style>
    <style:style style:name="T8" style:family="text">
      <style:text-properties officeooo:rsid="00148e1d"/>
    </style:style>
    <style:style style:name="T9" style:family="text">
      <style:text-properties officeooo:rsid="00371726"/>
    </style:style>
    <style:style style:name="T10" style:family="text">
      <style:text-properties officeooo:rsid="0015da79"/>
    </style:style>
    <style:style style:name="T11" style:family="text">
      <style:text-properties officeooo:rsid="00179585"/>
    </style:style>
    <style:style style:name="T12" style:family="text">
      <style:text-properties officeooo:rsid="00180d6f"/>
    </style:style>
    <style:style style:name="T13" style:family="text">
      <style:text-properties officeooo:rsid="001f34db"/>
    </style:style>
    <style:style style:name="T14" style:family="text">
      <style:text-properties officeooo:rsid="0019155e"/>
    </style:style>
    <style:style style:name="T15" style:family="text">
      <style:text-properties officeooo:rsid="00ac0fe6"/>
    </style:style>
    <style:style style:name="T16" style:family="text">
      <style:text-properties officeooo:rsid="0022ff64"/>
    </style:style>
    <style:style style:name="T17" style:family="text">
      <style:text-properties officeooo:rsid="0023fed4"/>
    </style:style>
    <style:style style:name="T18" style:family="text">
      <style:text-properties officeooo:rsid="0024cba5"/>
    </style:style>
    <style:style style:name="T19" style:family="text">
      <style:text-properties officeooo:rsid="0026ac01"/>
    </style:style>
    <style:style style:name="T20" style:family="text">
      <style:text-properties officeooo:rsid="0027bc75"/>
    </style:style>
    <style:style style:name="T21" style:family="text">
      <style:text-properties fo:font-size="16pt" officeooo:rsid="003e58f4" style:font-size-asian="14pt" style:font-size-complex="16pt"/>
    </style:style>
    <style:style style:name="T22" style:family="text">
      <style:text-properties fo:font-size="16pt" officeooo:rsid="0029df2e" style:font-size-asian="14pt" style:font-size-complex="16pt"/>
    </style:style>
    <style:style style:name="T23" style:family="text">
      <style:text-properties officeooo:rsid="0029df2e"/>
    </style:style>
    <style:style style:name="T24" style:family="text">
      <style:text-properties officeooo:rsid="003a4856"/>
    </style:style>
    <style:style style:name="T25" style:family="text">
      <style:text-properties officeooo:rsid="002b39da"/>
    </style:style>
    <style:style style:name="T26" style:family="text">
      <style:text-properties officeooo:rsid="003f28cd"/>
    </style:style>
    <style:style style:name="T27" style:family="text">
      <style:text-properties officeooo:rsid="00541598"/>
    </style:style>
    <style:style style:name="T28" style:family="text">
      <style:text-properties officeooo:rsid="002d92e2"/>
    </style:style>
    <style:style style:name="T29" style:family="text">
      <style:text-properties officeooo:rsid="002f4166"/>
    </style:style>
    <style:style style:name="T30" style:family="text">
      <style:text-properties fo:font-size="16pt" officeooo:rsid="002d92e2" style:font-size-asian="14pt" style:font-size-complex="16pt"/>
    </style:style>
    <style:style style:name="T31" style:family="text">
      <style:text-properties fo:font-size="16pt" officeooo:rsid="002f4166" style:font-size-asian="14pt" style:font-size-complex="16pt"/>
    </style:style>
    <style:style style:name="T32" style:family="text">
      <style:text-properties fo:font-size="16pt" officeooo:rsid="00325659" style:font-size-asian="14pt" style:font-size-complex="16pt"/>
    </style:style>
    <style:style style:name="T33" style:family="text">
      <style:text-properties fo:font-size="18pt" officeooo:rsid="0086b420" style:font-size-asian="15.75pt" style:font-size-complex="18pt"/>
    </style:style>
    <style:style style:name="T34" style:family="text">
      <style:text-properties fo:font-size="18pt" officeooo:rsid="00b004fe" style:font-size-asian="15.75pt" style:font-size-complex="18pt"/>
    </style:style>
    <style:style style:name="T35" style:family="text">
      <style:text-properties officeooo:rsid="008b2b21"/>
    </style:style>
    <style:style style:name="T36" style:family="text">
      <style:text-properties officeooo:rsid="009607b2"/>
    </style:style>
    <style:style style:name="T37" style:family="text">
      <style:text-properties officeooo:rsid="00a6dd1f"/>
    </style:style>
    <style:style style:name="T38" style:family="text">
      <style:text-properties fo:font-size="16pt" officeooo:rsid="00935abd" style:font-size-asian="14pt" style:font-size-complex="16pt"/>
    </style:style>
    <style:style style:name="T39" style:family="text">
      <style:text-properties officeooo:rsid="0038f0c3"/>
    </style:style>
    <style:style style:name="T40" style:family="text">
      <style:text-properties officeooo:rsid="005238fc"/>
    </style:style>
    <style:style style:name="T41" style:family="text">
      <style:text-properties fo:font-size="16pt" officeooo:rsid="005238fc" style:font-size-asian="14pt" style:font-size-complex="16pt"/>
    </style:style>
    <style:style style:name="T42" style:family="text">
      <style:text-properties fo:font-size="16pt" officeooo:rsid="00390894" style:font-size-asian="14pt" style:font-size-complex="16pt"/>
    </style:style>
    <style:style style:name="T43" style:family="text">
      <style:text-properties fo:font-size="16pt" officeooo:rsid="0045f92e" style:font-size-asian="14pt" style:font-size-complex="16pt"/>
    </style:style>
    <style:style style:name="T44" style:family="text">
      <style:text-properties officeooo:rsid="0045f92e"/>
    </style:style>
    <style:style style:name="T45" style:family="text">
      <style:text-properties officeooo:rsid="004960e7"/>
    </style:style>
    <style:style style:name="T46" style:family="text">
      <style:text-properties officeooo:rsid="00687347"/>
    </style:style>
    <style:style style:name="T47" style:family="text">
      <style:text-properties officeooo:rsid="004782f4"/>
    </style:style>
    <style:style style:name="T48" style:family="text">
      <style:text-properties officeooo:rsid="004acd09"/>
    </style:style>
    <style:style style:name="T49" style:family="text">
      <style:text-properties officeooo:rsid="004a9be4"/>
    </style:style>
    <style:style style:name="T50" style:family="text">
      <style:text-properties officeooo:rsid="004b4c33"/>
    </style:style>
    <style:style style:name="T51" style:family="text">
      <style:text-properties officeooo:rsid="0072e765"/>
    </style:style>
    <style:style style:name="T52" style:family="text">
      <style:text-properties officeooo:rsid="0072c712"/>
    </style:style>
    <style:style style:name="T53" style:family="text">
      <style:text-properties officeooo:rsid="004b6a3a"/>
    </style:style>
    <style:style style:name="T54" style:family="text">
      <style:text-properties officeooo:rsid="004ce6d5"/>
    </style:style>
    <style:style style:name="T55" style:family="text">
      <style:text-properties officeooo:rsid="00552deb"/>
    </style:style>
    <style:style style:name="T56" style:family="text">
      <style:text-properties officeooo:rsid="00733043"/>
    </style:style>
    <style:style style:name="T57" style:family="text">
      <style:text-properties officeooo:rsid="0054c08c"/>
    </style:style>
    <style:style style:name="T58" style:family="text">
      <style:text-properties officeooo:rsid="006524e5"/>
    </style:style>
    <style:style style:name="T59" style:family="text">
      <style:text-properties officeooo:rsid="00a85fb8"/>
    </style:style>
    <style:style style:name="T60" style:family="text">
      <style:text-properties officeooo:rsid="0086b420"/>
    </style:style>
    <style:style style:name="T61" style:family="text">
      <style:text-properties officeooo:rsid="007cd25e"/>
    </style:style>
    <style:style style:name="T62" style:family="text">
      <style:text-properties officeooo:rsid="00563c17"/>
    </style:style>
    <style:style style:name="T63" style:family="text">
      <style:text-properties officeooo:rsid="0057b62c"/>
    </style:style>
    <style:style style:name="T64" style:family="text">
      <style:text-properties officeooo:rsid="005a6d31"/>
    </style:style>
    <style:style style:name="T65" style:family="text">
      <style:text-properties officeooo:rsid="005f618a"/>
    </style:style>
    <style:style style:name="T66" style:family="text">
      <style:text-properties officeooo:rsid="005ad65b"/>
    </style:style>
    <style:style style:name="T67" style:family="text">
      <style:text-properties officeooo:rsid="00615b5f"/>
    </style:style>
    <style:style style:name="T68" style:family="text">
      <style:text-properties officeooo:rsid="00635434"/>
    </style:style>
    <style:style style:name="T69" style:family="text">
      <style:text-properties officeooo:rsid="006a121f"/>
    </style:style>
    <style:style style:name="T70" style:family="text">
      <style:text-properties officeooo:rsid="006a9936"/>
    </style:style>
    <style:style style:name="T71" style:family="text">
      <style:text-properties officeooo:rsid="003ab7e6"/>
    </style:style>
    <style:style style:name="T72" style:family="text">
      <style:text-properties officeooo:rsid="00724169"/>
    </style:style>
    <style:style style:name="T73" style:family="text">
      <style:text-properties officeooo:rsid="00725081"/>
    </style:style>
    <style:style style:name="T74" style:family="text">
      <style:text-properties officeooo:rsid="008e6630"/>
    </style:style>
    <style:style style:name="T75" style:family="text">
      <style:text-properties officeooo:rsid="0075a7e2"/>
    </style:style>
    <style:style style:name="T76" style:family="text">
      <style:text-properties officeooo:rsid="0070c487"/>
    </style:style>
    <style:style style:name="T77" style:family="text">
      <style:text-properties officeooo:rsid="007af69b"/>
    </style:style>
    <style:style style:name="T78" style:family="text">
      <style:text-properties officeooo:rsid="007b822d"/>
    </style:style>
    <style:style style:name="T79" style:family="text">
      <style:text-properties officeooo:rsid="0086de99"/>
    </style:style>
    <style:style style:name="T80" style:family="text">
      <style:text-properties officeooo:rsid="00aa4636"/>
    </style:style>
    <style:style style:name="T81" style:family="text">
      <style:text-properties officeooo:rsid="008c8e4f"/>
    </style:style>
    <style:style style:name="T82" style:family="text">
      <style:text-properties officeooo:rsid="008df7e3"/>
    </style:style>
    <style:style style:name="T83" style:family="text">
      <style:text-properties officeooo:rsid="003bcc7e"/>
    </style:style>
    <style:style style:name="T84" style:family="text">
      <style:text-properties officeooo:rsid="0092deaa"/>
    </style:style>
    <style:style style:name="T85" style:family="text">
      <style:text-properties officeooo:rsid="009b8860"/>
    </style:style>
    <style:style style:name="T86" style:family="text">
      <style:text-properties officeooo:rsid="00935abd"/>
    </style:style>
    <style:style style:name="T87" style:family="text">
      <style:text-properties officeooo:rsid="009c169d"/>
    </style:style>
    <style:style style:name="T88" style:family="text">
      <style:text-properties officeooo:rsid="009c43a3"/>
    </style:style>
    <style:style style:name="T89" style:family="text">
      <style:text-properties officeooo:rsid="009dc8ae"/>
    </style:style>
    <style:style style:name="T90" style:family="text">
      <style:text-properties officeooo:rsid="009e7ff0"/>
    </style:style>
    <style:style style:name="T91" style:family="text">
      <style:text-properties officeooo:rsid="00a12c50"/>
    </style:style>
    <style:style style:name="T92" style:family="text">
      <style:text-properties officeooo:rsid="009fb527"/>
    </style:style>
    <style:style style:name="T93" style:family="text">
      <style:text-properties officeooo:rsid="00a3261b"/>
    </style:style>
    <style:style style:name="T94" style:family="text">
      <style:text-properties officeooo:rsid="00a2af22"/>
    </style:style>
    <style:style style:name="T95" style:family="text">
      <style:text-properties officeooo:rsid="00ae03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roject Overview:</text:p>
      <text:p text:style-name="P2"/>
      <text:p text:style-name="P3"><text:span text:style-name="T1"><text:tab/>The project’s aim is to implement a minimal file system </text:span><text:span text:style-name="T2">on the </text:span><text:span text:style-name="T3">L</text:span><text:span text:style-name="T2">inux <text:tab/>environment using</text:span><text:span text:style-name="T4"> the C programming language, </text:span><text:span text:style-name="T1">based on UFS(Unix <text:s text:c="5"/><text:tab/>file system) to transform the theoretical knowledge </text:span><text:span text:style-name="T4">in low-level systems</text:span><text:span text:style-name="T1"> <text:tab/>into practical experience. </text:span><text:span text:style-name="T4">Although the scope that is covers is minimal, <text:tab/>I was able to gain a vast amount of experience and information<text:tab/>regarding file systems.</text:span></text:p>
      <text:p text:style-name="P4"/>
      <text:p text:style-name="P4"/>
      <text:p text:style-name="P5">Learning and Design Process:</text:p>
      <text:p text:style-name="P6"/>
      <text:p text:style-name="P7"><text:tab/>My <text:span text:style-name="T5">journey</text:span> in low level systems began over six months ago, when I <text:tab/>read a <text:span text:style-name="T5">low level programming book written by Igor Zhirkov, where I </text:span></text:p>
      <text:p text:style-name="P7"><text:tab/><text:span text:style-name="T5">learned the assembly language, and a lot of information regarding this </text:span></text:p>
      <text:p text:style-name="P7"><text:tab/><text:span text:style-name="T5">this area. After that, I ventured into the realm of operating systems </text:span></text:p>
      <text:p text:style-name="P7"><text:tab/><text:span text:style-name="T5">where I read six chapters of the book “ Modern Operating Systems”, it <text:tab/>taught me about processes, threads, file management, memory <text:tab/>management, and so on. The knowledge about filesystems of whick I </text:span></text:p>
      <text:p text:style-name="P7"><text:tab/><text:span text:style-name="T5">implemented some of in my project was taken from this book.</text:span></text:p>
      <text:p text:style-name="P8"/>
      <text:p text:style-name="P8"><text:span text:style-name="T5">Error Log and Debugging Journal</text:span>:</text:p>
      <text:p text:style-name="P7"/>
      <text:p text:style-name="P7"><text:tab/><text:span text:style-name="T5">Here I will present some of the many major errors I faced while </text:span></text:p>
      <text:p text:style-name="P9"><text:tab/>implementing this project ( The original photos of the papers of which <text:tab/>I used to write the errors on is presented as a separate file) :</text:p>
      <text:p text:style-name="P9"><text:tab/></text:p>
      <text:p text:style-name="P9"><text:tab/><text:tab/>. <text:span text:style-name="T6">Error #1: [</text:span><text:span text:style-name="T7">undefined reference for</text:span><text:span text:style-name="T6"> strnum].</text:span></text:p>
      <text:p text:style-name="P9"/>
      <text:p text:style-name="P9"><text:tab/><text:tab/><text:span text:style-name="T6">Description: </text:span><text:span text:style-name="T7">W</text:span><text:span text:style-name="T6">hile experimenting strnum’s functionality I faced<text:tab/><text:tab/>this issue.</text:span></text:p>
      <text:p text:style-name="P9"/>
      <text:p text:style-name="P10"><text:soft-page-break/><text:tab/><text:tab/><text:span text:style-name="T6">Why: At first, I thought it had to do with header inclusion, but a<text:tab/><text:tab/>after tracing the headers, I concluded that nothing is wrong with </text:span></text:p>
      <text:p text:style-name="P11"><text:tab/><text:tab/>them. So, I immediately deduced that it was a make file error <text:tab/><text:tab/><text:tab/>since no implementation or header issues were found. It turned <text:tab/><text:tab/>out that I forgot to include osapi.c in the compilation of the .so <text:tab/><text:tab/>file which had caused the issue.</text:p>
      <text:p text:style-name="P11"><text:tab/><text:tab/></text:p>
      <text:p text:style-name="P12"><text:tab/><text:tab/>Solution: included it in the compilation process of the .so file.</text:p>
      <text:p text:style-name="P12"><text:tab/><text:tab/></text:p>
      <text:p text:style-name="P12"><text:tab/><text:tab/>. <text:span text:style-name="T7">Error #2: [undefined reference for dinit].</text:span></text:p>
      <text:p text:style-name="P12"><text:tab/><text:tab/></text:p>
      <text:p text:style-name="P12"><text:tab/><text:tab/><text:span text:style-name="T7">Description: W</text:span>hile experimenting strnum’s functionality I faced<text:tab/><text:tab/>this issue.</text:p>
      <text:p text:style-name="P12"/>
      <text:p text:style-name="P12"><text:tab/><text:tab/><text:span text:style-name="T7">Why: At first, I realised that the same problem faced with strnum <text:tab/><text:tab/>is reappearing here, so the first place to check was the make file, <text:tab/><text:tab/>and luckily it was the last. The problem was that I had forgotten <text:tab/><text:tab/>to include the -fPIC flag for position independent code in the <text:tab/><text:tab/><text:tab/></text:span><text:span text:style-name="T8">osapi.o compilation line.</text:span></text:p>
      <text:p text:style-name="P12"/>
      <text:p text:style-name="P13"><text:tab/><text:tab/><text:span text:style-name="T7">Solution: </text:span><text:span text:style-name="T8">I placed the flag and the problem was resolved</text:span><text:span text:style-name="T7">.</text:span></text:p>
      <text:p text:style-name="P14"/>
      <text:p text:style-name="P14"><text:tab/><text:tab/><text:span text:style-name="T6">. </text:span>Error #<text:span text:style-name="T8">3</text:span>: [<text:span text:style-name="T8">dinit not functioning correctly</text:span>].</text:p>
      <text:p text:style-name="P13"><text:tab/><text:tab/></text:p>
      <text:p text:style-name="P13"><text:tab/><text:tab/><text:span text:style-name="T7">Description: W</text:span>hile experimenting <text:span text:style-name="T8">dinit</text:span>’s functionality I faced<text:tab/><text:tab/><text:tab/>this issue, <text:span text:style-name="T8">where it wasn’t initializing the experimental file I had <text:tab/><text:tab/>made to implement dinit on</text:span>.</text:p>
      <text:p text:style-name="P13"/>
      <text:p text:style-name="P13"><text:tab/><text:tab/><text:span text:style-name="T7">Why: </text:span><text:span text:style-name="T8">At first, I had absolut</text:span><text:span text:style-name="T9">e</text:span><text:span text:style-name="T8">ly no clue on what may be the issue, <text:tab/><text:tab/>but after resorting to using fstat I discovered that it was a “no <text:tab/><text:tab/><text:tab/>such file or directory” error, of which I was able to deduce that it <text:tab/><text:tab/>is a naming error. After searching a bit, I found out that the <text:tab/><text:tab/><text:tab/>“BasePath” </text:span><text:span text:style-name="T10">macro in disk.h had “/drive.” rather than “/disk.” as <text:tab/><text:tab/>the end of the path it was meant to be a name for.</text:span></text:p>
      <text:p text:style-name="P13"/>
      <text:p text:style-name="P14"><text:soft-page-break/><text:span text:style-name="T6"><text:tab/><text:tab/></text:span>Solution: <text:span text:style-name="T8">Used the correct name of the file which is disk.1</text:span>.</text:p>
      <text:p text:style-name="P14"/>
      <text:p text:style-name="P14"><text:span text:style-name="T6"><text:tab/><text:tab/>. </text:span>Error #<text:span text:style-name="T8">4</text:span>: [<text:span text:style-name="T10">dshow printing 0 as the number of blocks instead of <text:tab/><text:tab/>65535</text:span>].</text:p>
      <text:p text:style-name="P13"><text:tab/><text:tab/></text:p>
      <text:p text:style-name="P13"><text:tab/><text:tab/><text:span text:style-name="T7">Description: W</text:span>hile experimenting <text:span text:style-name="T10">dshow</text:span>’s functionality I faced<text:tab/><text:tab/>this issue.</text:p>
      <text:p text:style-name="P13"/>
      <text:p text:style-name="P13"><text:tab/><text:tab/><text:span text:style-name="T7">Why: </text:span><text:span text:style-name="T8">At first, </text:span><text:span text:style-name="T10">I thought it was related to the size </text:span><text:span text:style-name="T11">of the format <text:tab/><text:tab/>specif</text:span><text:span text:style-name="T9">i</text:span><text:span text:style-name="T11">ed in the printf function, then I traced back the source of <text:tab/><text:tab/>the information that I was printing, which showed me that the <text:tab/><text:tab/><text:tab/>issue wasn’t in the dshow function, but rather in the dmount <text:tab/><text:tab/><text:tab/>function. It turns out that when assigning the number of blocks to <text:tab/><text:tab/>dd→blocks variable was 65536 instead of 65535, larger than <text:tab/><text:tab/><text:tab/>what the variable can hold. I checked the size of disk.1 and it <text:tab/><text:tab/><text:tab/>was correct, </text:span><text:span text:style-name="T12">so I deduced that st_blocks may be including an <text:tab/><text:tab/><text:tab/>extra block for storing metadata</text:span><text:span text:style-name="T7">.</text:span></text:p>
      <text:p text:style-name="P15"/>
      <text:p text:style-name="P14"><text:span text:style-name="T6"><text:tab/><text:tab/></text:span>Solution: <text:span text:style-name="T11">Subtracted 1 from the the “blocks” variable during <text:tab/><text:tab/><text:tab/>assignment </text:span>.<text:span text:style-name="T5"><text:tab/><text:tab/></text:span><text:tab/></text:p>
      <text:p text:style-name="P16"><text:tab/><text:tab/></text:p>
      <text:p text:style-name="P17"><text:tab/><text:tab/><text:span text:style-name="T6">. </text:span><text:span text:style-name="T7">Error #</text:span><text:span text:style-name="T12">5</text:span><text:span text:style-name="T7">: [</text:span><text:span text:style-name="T13">reading 512 bytes from a region of size 34</text:span><text:span text:style-name="T7">].</text:span></text:p>
      <text:p text:style-name="P18"><text:tab/><text:tab/></text:p>
      <text:p text:style-name="P18"><text:tab/><text:tab/><text:span text:style-name="T7">Description: W</text:span>hile experimenting <text:span text:style-name="T12">dwrite</text:span>’s functionality I faced<text:tab/><text:tab/>this issue. <text:span text:style-name="T12">After hexdumping the file, one byte was written. </text:span><text:span text:style-name="T13">And <text:tab/><text:tab/>the error points out that one i-node is being written, rather than a <text:tab/><text:tab/>whole block</text:span>.</text:p>
      <text:p text:style-name="P18"/>
      <text:p text:style-name="P18"><text:tab/><text:tab/><text:span text:style-name="T7">Why: </text:span><text:span text:style-name="T8">At first, </text:span><text:span text:style-name="T12">I thought it was a problem with the macro itself, <text:tab/><text:tab/>so, I checked the address of the byte, converted it to <text:tab/><text:tab/><text:tab/><text:tab/>decimal format using the “dec” command, and deduced <text:tab/><text:tab/><text:tab/><text:tab/>that the byte was in the third block and was given 2. <text:tab/><text:tab/><text:tab/><text:tab/>After thinking a bit I discovered that the issue was that rather <text:tab/><text:tab/><text:tab/>than </text:span><text:span text:style-name="T14">initialising</text:span><text:span text:style-name="T12"> multiple bytes as intended, I had </text:span><text:span text:style-name="T14">initiali</text:span><text:span text:style-name="T15">z</text:span><text:span text:style-name="T14">ed</text:span><text:span text:style-name="T12"> <text:tab/><text:tab/><text:tab/>only one byte </text:span><text:span text:style-name="T14">in dinit</text:span><text:span text:style-name="T7">.</text:span></text:p>
      <text:p text:style-name="P18"><text:soft-page-break/></text:p>
      <text:p text:style-name="P19"><text:span text:style-name="T6"><text:tab/><text:tab/></text:span>Solution: <text:span text:style-name="T12">Added a for loop that iterates through the bytes</text:span>.<text:span text:style-name="T5"><text:tab/></text:span></text:p>
      <text:p text:style-name="P20"><text:tab/><text:tab/></text:p>
      <text:p text:style-name="P20"><text:span text:style-name="T6"><text:tab/><text:tab/>.</text:span>Error #<text:span text:style-name="T14">5</text:span>: [<text:span text:style-name="T16">i-node block printing a random number on the left of <text:tab/><text:tab/>the validtype filed(03)</text:span>].</text:p>
      <text:p text:style-name="P21"><text:tab/><text:tab/></text:p>
      <text:p text:style-name="P21"><text:tab/><text:tab/><text:span text:style-name="T7">Description: </text:span><text:span text:style-name="T16">I hexdumped disk.1 to make sure that the number <text:tab/><text:tab/>of (blocks, i-node blocks, inodes, </text:span><text:span text:style-name="T17">the magic number</text:span><text:span text:style-name="T16"> and so on) <text:tab/><text:tab/>are correct after <text:tab/>formatting the disk using fsformat. And then <text:tab/><text:tab/><text:tab/>this random number appeared on the left of the validtype field.</text:span></text:p>
      <text:p text:style-name="P21"/>
      <text:p text:style-name="P22"><text:tab/><text:tab/><text:span text:style-name="T7">Why: </text:span><text:span text:style-name="T16">I started by checking the size of each of (block, i-node, <text:tab/><text:tab/><text:tab/>and so on) </text:span><text:span text:style-name="T17">by calculating the sum of their fields</text:span><text:span text:style-name="T16">, and soon <text:tab/><text:tab/><text:tab/>discovered that the i-node is occupying 34 bytes instead of 32 <text:tab/><text:tab/>although the sum of its fields were 32 bytes. </text:span><text:span text:style-name="T17">While learning C I <text:tab/><text:tab/>had picked </text:span><text:span text:style-name="T18">the</text:span><text:span text:style-name="T17"> wrong idea that in a struct “packed” comes before <text:tab/><text:tab/>the name, although it must come after the struct is </text:span><text:span text:style-name="T18">initialise</text:span><text:span text:style-name="T17"> </text:span><text:span text:style-name="T7">.</text:span></text:p>
      <text:p text:style-name="P21"/>
      <text:p text:style-name="P20"><text:span text:style-name="T6"><text:tab/><text:tab/></text:span>Solution: <text:span text:style-name="T18">Put “packed” after initialising the structures rather than <text:tab/><text:tab/>before</text:span>.</text:p>
      <text:p text:style-name="P20"/>
      <text:p text:style-name="P23"><text:tab/><text:tab/><text:span text:style-name="T6">. </text:span>Error #<text:span text:style-name="T13">6</text:span>: <text:span text:style-name="T18">[I-node blocks </text:span><text:span text:style-name="T19">not </text:span><text:span text:style-name="T18">printed when printing the bitmap</text:span>].</text:p>
      <text:p text:style-name="P24"><text:tab/><text:tab/></text:p>
      <text:p text:style-name="P24"><text:tab/><text:tab/><text:span text:style-name="T7">Description: W</text:span>hile experimenting <text:span text:style-name="T19">the i-node functions</text:span> <text:tab/><text:tab/><text:tab/><text:tab/>functionality I faced <text:span text:style-name="T19">t</text:span>his issue, <text:span text:style-name="T19">where the bitmap was all zeros, <text:tab/><text:tab/>although 10 percent must be i-node blocks</text:span>.</text:p>
      <text:p text:style-name="P24"/>
      <text:p text:style-name="P24"><text:tab/><text:tab/><text:span text:style-name="T7">Why: </text:span><text:span text:style-name="T19">I started by checking the “setbit</text:span><text:span text:style-name="T20">_”</text:span><text:span text:style-name="T19"> and “getbit</text:span><text:span text:style-name="T20">_”</text:span><text:span text:style-name="T19"> i-node <text:tab/><text:tab/><text:tab/>functions where I discovered that in the condition of setting and <text:tab/><text:tab/>unsetting bits in the “setbit” function, I had called the macros to <text:tab/><text:tab/>call the function without assignin</text:span><text:span text:style-name="T9">g</text:span><text:span text:style-name="T19"> them to the pointer “byte” <text:tab/><text:tab/><text:tab/>which had caused their value to be lost, and therefore the bitmap <text:tab/><text:tab/>was zeros only</text:span><text:span text:style-name="T8">.</text:span></text:p>
      <text:p text:style-name="P24"/>
      <text:p text:style-name="P24"><text:soft-page-break/><text:tab/><text:tab/><text:span text:style-name="T7">Solution: </text:span><text:span text:style-name="T20">assign the “setbit_” and “unsetbit_” macro calls to <text:tab/><text:tab/><text:tab/>“*byte”</text:span><text:span text:style-name="T7">.</text:span></text:p>
      <text:p text:style-name="P24"/>
      <text:p text:style-name="P25"><text:tab/><text:tab/>. <text:span text:style-name="T7">Error #</text:span><text:span text:style-name="T20">7</text:span><text:span text:style-name="T7">: </text:span><text:span text:style-name="T18">[</text:span><text:span text:style-name="T20">At least 200 error messages regarding types and <text:tab/><text:tab/><text:tab/>decl</text:span><text:span text:style-name="T9">a</text:span><text:span text:style-name="T20">rations</text:span><text:span text:style-name="T7">].</text:span></text:p>
      <text:p text:style-name="P25"><text:tab/><text:tab/></text:p>
      <text:p text:style-name="P26"><text:tab/><text:tab/><text:span text:style-name="T7">Description: </text:span><text:span text:style-name="T20">This was one of the scariest errors since I didn’t <text:tab/><text:tab/><text:tab/>consider it at all. And since at the time I didn’t have any <text:tab/><text:tab/><text:tab/><text:tab/>exten</text:span><text:span text:style-name="T9">s</text:span><text:span text:style-name="T20">ions for C <text:s/>on vscode (I was using code-OSS on arch <text:tab/><text:tab/><text:tab/>linux), so the only way to debug was either searching through the <text:tab/><text:tab/>whole code base, or follwing the error messages, and since the <text:tab/><text:tab/>error messages didn’t provide any useful information except the <text:tab/><text:tab/>error being related to types, I was left with manual debugging</text:span>.</text:p>
      <text:p text:style-name="P25"/>
      <text:p text:style-name="P25"><text:tab/><text:tab/><text:span text:style-name="T7">Why: </text:span><text:span text:style-name="T20">After debugging the code base, it turned out that since I <text:tab/><text:tab/>hadn’t test runed the last few functions I wrote, there were a <text:tab/><text:tab/><text:tab/>dozen synta</text:span><text:span text:style-name="T9">c</text:span><text:span text:style-name="T20">tic errors scattered in them. And the ones that <text:tab/><text:tab/><text:tab/>caused the catastroph</text:span><text:span text:style-name="T9">e</text:span><text:span text:style-name="T20"> was a semi-colon in a header file <text:tab/><text:tab/><text:tab/><text:tab/>followed by definitions</text:span><text:span text:style-name="T8">.</text:span></text:p>
      <text:p text:style-name="P27"/>
      <text:p text:style-name="P25"><text:tab/><text:tab/><text:span text:style-name="T7">Solution: </text:span><text:span text:style-name="T20">Fixed the syntatic errors in the header files</text:span><text:span text:style-name="T7">.</text:span></text:p>
      <text:p text:style-name="P28"/>
      <text:p text:style-name="P28">Current Progress and Modifications:</text:p>
      <text:p text:style-name="P28"><text:span text:style-name="T1"><text:tab/></text:span><text:span text:style-name="T21">Some of the main features that the system currently supports</text:span><text:span text:style-name="T1">: <text:tab/><text:tab/><text:tab/><text:tab/>. Formatting the disk </text:span><text:span text:style-name="T22">drive</text:span><text:span text:style-name="T1">.</text:span></text:p>
      <text:p text:style-name="P29"><text:tab/><text:tab/>. Print information <text:span text:style-name="T23">about the disk.</text:span></text:p>
      <text:p text:style-name="P29"><text:tab/><text:tab/>. <text:span text:style-name="T23">Return information about a file.</text:span></text:p>
      <text:p text:style-name="P29"><text:tab/><text:tab/>. <text:span text:style-name="T23">Mounting the filesystem.</text:span></text:p>
      <text:p text:style-name="P29"><text:tab/><text:tab/>. <text:span text:style-name="T23">Unmounting the filesystem.</text:span></text:p>
      <text:p text:style-name="P29"><text:tab/><text:tab/>. <text:span text:style-name="T23">Creating i-nodes.</text:span></text:p>
      <text:p text:style-name="P29"><text:tab/><text:tab/>. <text:span text:style-name="T23">Finding i-nodes.</text:span></text:p>
      <text:p text:style-name="P29"><text:tab/><text:tab/>. <text:span text:style-name="T24">A</text:span><text:span text:style-name="T25">llocating i-nodes.</text:span></text:p>
      <text:p text:style-name="P29"><text:tab/><text:tab/>. <text:span text:style-name="T24">U</text:span><text:span text:style-name="T25">nallocating i-nodes.</text:span></text:p>
      <text:p text:style-name="P29"><text:tab/><text:tab/>. <text:span text:style-name="T25">Saving an </text:span><text:span text:style-name="T26">i-</text:span><text:span text:style-name="T25">node.</text:span></text:p>
      <text:p text:style-name="P29"><text:tab/><text:tab/>. <text:span text:style-name="T27">Making a bitmap</text:span></text:p>
      <text:p text:style-name="P29"><text:soft-page-break/><text:tab/><text:tab/>. <text:span text:style-name="T27">Allocating a bitmap</text:span></text:p>
      <text:p text:style-name="P29"><text:tab/><text:tab/>. <text:span text:style-name="T27">Unallocating a bitmap</text:span></text:p>
      <text:p text:style-name="P29"/>
      <text:p text:style-name="P30"><text:tab/></text:p>
      <text:p text:style-name="P31"><text:tab/><text:span text:style-name="T28">In add</text:span><text:span text:style-name="T9">i</text:span><text:span text:style-name="T28">tion to that I built a disk emulator which uses a file in the <text:tab/>filesystem to use as a disk. I built it so </text:span><text:span text:style-name="T29">I can simulate all the real disk <text:tab/>capabilities, whether creating, destroying, formatting, and test <text:tab/>filesystems without affecting real hardware.</text:span></text:p>
      <text:p text:style-name="P31"/>
      <text:p text:style-name="P31"><text:tab/>I am working on adding read, write, and many file and directory <text:tab/>functions so the filesystem can be complete. After that I may consider </text:p>
      <text:p text:style-name="P32"><text:tab/>introducing algorithms for security (such as AES encryption method <text:tab/>and SHA-256 for data integrity verification) and system recovery such <text:tab/>as journaling, or copy-on-write algorithms.</text:p>
      <text:p text:style-name="P32"/>
      <text:p text:style-name="P33">Reflection and Next Steps:</text:p>
      <text:p text:style-name="P33"><text:tab/><text:span text:style-name="T30">This project was a big leap from theoretical knowledge to prac</text:span><text:span text:style-name="T21">ti</text:span><text:span text:style-name="T30">cal <text:tab/>experience. I learned about the data structures embedded in <text:tab/>filesystems, the depend</text:span><text:span text:style-name="T3">e</text:span><text:span text:style-name="T30">ncy between different functions of different <text:tab/>uses, </text:span><text:span text:style-name="T31">and how complicated the implementation is in comparison with <text:tab/>learning theoretical knowledge by reading a book for example. <text:tab/>Al</text:span><text:span text:style-name="T32">t</text:span><text:span text:style-name="T31">hough it is neither perfect or complete, I consider it as a stepping <text:tab/>stone for furth</text:span><text:span text:style-name="T3">e</text:span><text:span text:style-name="T31">r projects and work that I will do in the future.</text:span></text:p>
      <text:p text:style-name="P34"/>
      <text:p text:style-name="P35">Function-Level Documentation:</text:p>
      <text:p text:style-name="P36"><text:tab/><text:span text:style-name="T33">Note:. If there were two conditions, one leading to an iteration, <text:tab/><text:tab/> returning, etc…, and the other leading to continue <text:tab/><text:tab/><text:tab/> execution for the following lines of code. We choose <text:tab/><text:tab/><text:tab/> the one that leads for the latter. </text:span><text:span text:style-name="T34">A</text:span><text:span text:style-name="T33">nd continue the <text:tab/><text:tab/><text:tab/> explanation from there.</text:span></text:p>
      <text:p text:style-name="P37"><text:tab/><text:tab/> . <text:span text:style-name="T35">The Returns field in every function signals (most of the <text:tab/><text:tab/>times) the return value if execution reaches the end of the <text:tab/><text:tab/>function.</text:span></text:p>
      <text:p text:style-name="P37"><text:soft-page-break/><text:tab/><text:tab/>. <text:span text:style-name="T36">The functions that are not initialized but not used <text:tab/><text:tab/><text:tab/>throughout the code are helper functions for future <text:tab/><text:tab/><text:tab/>modifications.</text:span></text:p>
      <text:p text:style-name="P38"><text:tab/><text:tab/>. <text:span text:style-name="T36">The explanation of the disk emulator’s functions are <text:tab/><text:tab/><text:tab/>provided in its own reposit</text:span><text:span text:style-name="T37">o</text:span><text:span text:style-name="T36">ry at the following </text:span><text:span text:style-name="T37">page</text:span><text:span text:style-name="T36">: <text:tab/><text:tab/><text:tab/></text:span><text:span text:style-name="T38">//////////////////////////////////////////////</text:span></text:p>
      <text:p text:style-name="P37"><text:tab/></text:p>
      <text:p text:style-name="P39"><text:s text:c="3"/>The functions:</text:p>
      <text:p text:style-name="P36"><text:tab/></text:p>
      <text:p text:style-name="P36"><text:tab/>. <text:span text:style-name="T39">fsformat: </text:span><text:span text:style-name="T24">T</text:span><text:span text:style-name="T39">his function formats the disk drive </text:span><text:span text:style-name="T40">by defining the fields of <text:tab/>each of the superblock, and i-node block types, and assigning them to </text:span></text:p>
      <text:p text:style-name="P40"><text:span text:style-name="T41"><text:tab/>their default values.</text:span><text:span text:style-name="T1"> </text:span></text:p>
      <text:p text:style-name="P35"><text:span text:style-name="T42"><text:tab/><text:tab/>P</text:span><text:span text:style-name="T1">arameters: </text:span></text:p>
      <text:p text:style-name="P35"><text:span text:style-name="T1"><text:tab/><text:tab/><text:tab/>. </text:span><text:span text:style-name="T42">A pointer to a disk </text:span><text:span text:style-name="T43">that we want to format</text:span><text:span text:style-name="T42">.</text:span></text:p>
      <text:p text:style-name="P41"><text:tab/><text:tab/><text:tab/>. A pointer to <text:span text:style-name="T44">the </text:span>bootsector .</text:p>
      <text:p text:style-name="P41"><text:tab/><text:tab/><text:tab/>. A boolean <text:span text:style-name="T44">to force the format </text:span><text:span text:style-name="T45">if files were open</text:span>.</text:p>
      <text:p text:style-name="P41"><text:tab/><text:tab/><text:span text:style-name="T44">Functionality:</text:span></text:p>
      <text:p text:style-name="P41"><text:tab/><text:tab/><text:tab/>. <text:span text:style-name="T44">First, </text:span><text:span text:style-name="T46">it</text:span><text:span text:style-name="T44"> check</text:span><text:span text:style-name="T46">s</text:span><text:span text:style-name="T44"> if we have a disk mounted or not, if yes it <text:tab/><text:tab/><text:tab/>will return an error, else we continue.</text:span></text:p>
      <text:p text:style-name="P41"><text:tab/><text:tab/><text:tab/>. <text:span text:style-name="T45">After that, we <text:s/>check that if we have open files, if yes, we <text:tab/><text:tab/><text:tab/>check if the force boolean’s value, if it is false, we return an <text:tab/><text:tab/><text:tab/>error. If true, we we close all files in the disk.</text:span></text:p>
      <text:p text:style-name="P41"><text:tab/><text:tab/><text:tab/>. <text:span text:style-name="T47">Then we check how many blocks do we have by assigning <text:tab/><text:tab/><text:tab/>it from the disk structure to the local blocks variable.</text:span></text:p>
      <text:p text:style-name="P41"><text:tab/><text:tab/><text:tab/>. <text:span text:style-name="T47">And we ca</text:span><text:span text:style-name="T37">lcul</text:span><text:span text:style-name="T47">ate the number of i-node blocks by dividing <text:tab/><text:tab/><text:tab/>the number of blocks by 10 and adding one to the number <text:tab/><text:tab/><text:tab/>of i-nodes if it isn’t a multiple of 10.</text:span></text:p>
      <text:p text:style-name="P41"><text:tab/><text:tab/><text:tab/>. <text:span text:style-name="T47">After that we zero the fields of the inode(note: we <text:tab/><text:tab/><text:tab/><text:tab/>calculate the size of the pointers so we could zero out the <text:tab/><text:tab/><text:tab/>direct pointers</text:span><text:span text:style-name="T48">)</text:span><text:span text:style-name="T47">.</text:span></text:p>
      <text:p text:style-name="P41"><text:tab/><text:tab/><text:tab/>. <text:span text:style-name="T47">We then create the superblock.</text:span></text:p>
      <text:p text:style-name="P41"><text:tab/><text:tab/><text:tab/>. <text:span text:style-name="T47">While creating the superblock we check if we have a <text:tab/><text:tab/><text:tab/><text:tab/>bootsector, if yes, we copy it to the superblock’s boot field, <text:tab/><text:tab/><text:tab/>if not, we zero the boot field.</text:span></text:p>
      <text:p text:style-name="P41"><text:soft-page-break/><text:tab/><text:tab/><text:tab/>. <text:span text:style-name="T45">Then, we check if it is allowed to write the disk fields or <text:tab/><text:tab/><text:tab/>not.</text:span></text:p>
      <text:p text:style-name="P41"><text:tab/><text:tab/><text:tab/>. <text:span text:style-name="T45">Starting with the superblock, we check </text:span><text:span text:style-name="T49">the</text:span><text:span text:style-name="T45"> return value <text:tab/><text:tab/><text:tab/></text:span><text:span text:style-name="T49">of the </text:span><text:span text:style-name="T50">write operation</text:span><text:span text:style-name="T49"> on the super block field </text:span><text:span text:style-name="T45">that is <text:tab/><text:tab/><text:tab/><text:tab/>stored in the “allowed” variable. If it is true, we continue <text:tab/><text:tab/><text:tab/>execution, if false, i</text:span><text:span text:style-name="T37">t</text:span><text:span text:style-name="T49"> </text:span><text:span text:style-name="T45">returns an error.</text:span></text:p>
      <text:p text:style-name="P42"><text:tab/><text:tab/><text:tab/>. <text:span text:style-name="T45">Moving on to the i-node blocks, </text:span><text:span text:style-name="T49">we check the return value <text:tab/><text:tab/><text:tab/>of the </text:span><text:span text:style-name="T50">write operation </text:span><text:span text:style-name="T49">on the i-node blocks stored in the <text:tab/><text:tab/><text:tab/><text:tab/>“allowed” variable. </text:span><text:span text:style-name="T45">If it is true, we continue execution. </text:span><text:span text:style-name="T51">I</text:span><text:span text:style-name="T45">f <text:tab/><text:tab/><text:tab/>false, i</text:span><text:span text:style-name="T51">t </text:span><text:span text:style-name="T45">returns an error.</text:span></text:p>
      <text:p text:style-name="P43"><text:tab/><text:tab/><text:tab/>. <text:span text:style-name="T48">And we zero out the fsblock variable “fsb” before <text:tab/><text:tab/><text:tab/><text:tab/>writing it in a for loop that writes the “fsb” and checks its <text:tab/><text:tab/><text:tab/>return value at each iteration. If </text:span><text:span text:style-name="T52">0</text:span><text:span text:style-name="T48">, it returns an error. </text:span><text:span text:style-name="T52">Else, <text:tab/><text:tab/><text:tab/>it continues.</text:span></text:p>
      <text:p text:style-name="P43"><text:tab/><text:tab/><text:tab/>. <text:span text:style-name="T50">After finishing writing the i-nodes, we need to return a <text:tab/><text:tab/><text:tab/><text:tab/>filesystem. So, we calculate the size of the “s_filesystem” <text:tab/><text:tab/><text:tab/>structure, then we assign the return value of the “alloc” <text:tab/><text:tab/><text:tab/><text:tab/>operation on the previous size to the “fs” variable. </text:span><text:span text:style-name="T53">After</text:span><text:span text:style-name="T50"> <text:tab/><text:tab/><text:tab/><text:tab/>that, we zero out “fs” and assign the drive numbe</text:span><text:span text:style-name="T53">r</text:span><text:span text:style-name="T50"> field of <text:tab/><text:tab/><text:tab/>“</text:span><text:span text:style-name="T53">dd</text:span><text:span text:style-name="T50">” </text:span><text:span text:style-name="T53">to the drive number field of “fs”(dd is a pointer to a <text:tab/><text:tab/><text:tab/>disk structure), and “dd” to the “dd” field of “fs”.</text:span></text:p>
      <text:p text:style-name="P43"><text:tab/><text:tab/><text:tab/>. <text:span text:style-name="T53">Moving on, we copy the address of the superblock field <text:tab/><text:tab/><text:tab/>“super” to the the “metadata” field in “fs” and assign the <text:tab/><text:tab/><text:tab/><text:tab/>return value of the “mkbitmap” function to the variable <text:tab/><text:tab/><text:tab/><text:tab/>“bm”. Then we assign the sum of the sizes of the <text:tab/><text:tab/><text:tab/><text:tab/><text:tab/>superblock (1 byte) and the “inodeblocks” field of the <text:tab/><text:tab/><text:tab/><text:tab/>“metadata” field of “fs”.After that, we set the bits in the <text:tab/><text:tab/><text:tab/><text:tab/>bitmap one by one. </text:span></text:p>
      <text:p text:style-name="P43"><text:tab/><text:tab/><text:tab/>. <text:span text:style-name="T54">Finally, we assign the “bm” variable to “bitmap” field of <text:tab/><text:tab/><text:tab/>“fs”, </text:span><text:span text:style-name="T55">call “fsshow”,</text:span><text:span text:style-name="T54"> and return “fs”.</text:span></text:p>
      <text:p text:style-name="P44"><text:tab/><text:tab/>Return<text:span text:style-name="T27">s</text:span>: </text:p>
      <text:p text:style-name="P44"><text:span text:style-name="T24"><text:tab/><text:tab/><text:tab/></text:span><text:span text:style-name="T27">A p</text:span>ointer to a filesystem structure.</text:p>
      <text:p text:style-name="P41"><text:tab/><text:tab/></text:p>
      <text:p text:style-name="P41"><text:tab/>. <text:span text:style-name="T27">mkbitmap: This function creates a bitmap </text:span><text:span text:style-name="T55">and scans the disk if the <text:tab/>user wants to.</text:span></text:p>
      <text:p text:style-name="P41"><text:soft-page-break/><text:tab/><text:tab/><text:span text:style-name="T27">Parameters:</text:span></text:p>
      <text:p text:style-name="P41"><text:tab/><text:tab/><text:tab/>. <text:span text:style-name="T27">A pointer to the filesystem structure.</text:span></text:p>
      <text:p text:style-name="P41"><text:tab/><text:tab/><text:tab/>. <text:span text:style-name="T27">A boolean that determines if it is going to scan the disk or <text:tab/><text:tab/><text:tab/>not.</text:span></text:p>
      <text:p text:style-name="P41"><text:tab/><text:tab/><text:span text:style-name="T27">Functionality:</text:span></text:p>
      <text:p text:style-name="P41"><text:tab/><text:tab/><text:tab/>. <text:span text:style-name="T27">First, </text:span><text:span text:style-name="T46">it</text:span><text:span text:style-name="T27"> check</text:span><text:span text:style-name="T46">s</text:span><text:span text:style-name="T27"> if we have a filesystem or not. If yes, we <text:tab/><text:tab/><text:tab/>continue. If not </text:span><text:span text:style-name="T56">we</text:span><text:span text:style-name="T27"> return an error.</text:span></text:p>
      <text:p text:style-name="P41"><text:tab/><text:tab/><text:tab/>. <text:span text:style-name="T27">Then we calculate the size of the bitmap by dividing the <text:tab/><text:tab/><text:tab/>number of blocks in the “dd” field in “fs” by 8. And if it <text:tab/><text:tab/><text:tab/><text:tab/>isn’t a multiple of 8 we add 1 to the size.</text:span></text:p>
      <text:p text:style-name="P41"><text:tab/><text:tab/><text:tab/>. <text:span text:style-name="T27">After that, we check the result of allocating “size” as the <text:tab/><text:tab/><text:tab/>size of the bitmap by assigning its return value to <text:s/>the “bm” <text:tab/><text:tab/><text:tab/>variable. If zero, we return. Else, we continue.</text:span></text:p>
      <text:p text:style-name="P41"><text:tab/><text:tab/><text:tab/>. <text:span text:style-name="T27"><text:s/>We zero out the bitmap, then check if </text:span><text:span text:style-name="T57">the user wants to <text:tab/><text:tab/><text:tab/>the scan the disk or not by reviewing the value of the <text:tab/><text:tab/><text:tab/><text:tab/>“variable”. If false, we return the bitmap. Else, we continue.</text:span></text:p>
      <text:p text:style-name="P41"><text:tab/><text:tab/><text:tab/>. <text:span text:style-name="T57">To scan the disk, we need to loop through the <text:tab/><text:tab/><text:tab/><text:tab/><text:tab/>“inodeblocks” field in the “metadatat” field stored in “fs”. <text:tab/><text:tab/><text:tab/>Then, we zero each block on the disk. After that, we store <text:tab/><text:tab/><text:tab/>the return value of the “</text:span><text:span text:style-name="T58">d</text:span><text:span text:style-name="T57">read” operation in the “ret” <text:tab/><text:tab/><text:tab/><text:tab/>variable, and checking if it is zero or not. If not, we free the <text:tab/><text:tab/><text:tab/>bitmap and return. Else, we continue.</text:span></text:p>
      <text:p text:style-name="P45"><text:tab/><text:tab/><text:tab/>. <text:span text:style-name="T57">Then, we loop through the inodes per block, and check if <text:tab/><text:tab/><text:tab/>they are valid or not by storing the result of ANDing the <text:tab/><text:tab/><text:tab/>“validtype” field in the “inode” field stored in “block” with <text:tab/><text:tab/><text:tab/>“1” in hexadecimal for</text:span><text:span text:style-name="T59">ma</text:span><text:span text:style-name="T57">t (0x01) </text:span><text:span text:style-name="T60">(</text:span><text:span text:style-name="T55">to get the last bit of the <text:tab/><text:tab/><text:tab/>i-node </text:span><text:span text:style-name="T61">which is the valid field, so in other words we check <text:tab/><text:tab/><text:tab/>if the i-node is valid or not) </text:span><text:span text:style-name="T60">in the variable “valid”</text:span><text:span text:style-name="T57">. If true, <text:tab/><text:tab/><text:tab/>we set </text:span><text:span text:style-name="T55">the current index of the bitmap as true by calling <text:tab/><text:tab/><text:tab/><text:tab/>“setbit” with the true parameter. Else, we set it as false by <text:tab/><text:tab/><text:tab/>calling the same <text:tab/>function but with the false parameter. And <text:tab/><text:tab/><text:tab/>at the end of each iteration, we increment “index”.</text:span></text:p>
      <text:p text:style-name="P46"><text:tab/><text:tab/><text:tab/>. Finally, we return the bitmap.</text:p>
      <text:p text:style-name="P41"><text:tab/><text:tab/><text:span text:style-name="T27">Returns:</text:span></text:p>
      <text:p text:style-name="P41"><text:tab/><text:tab/><text:tab/><text:span text:style-name="T55">A bitmap.</text:span></text:p>
      <text:p text:style-name="P41"><text:soft-page-break/><text:tab/>. <text:span text:style-name="T55">bitmapalloc: This function allocates a bit </text:span><text:span text:style-name="T62">in a bitmap</text:span><text:span text:style-name="T55"> by looping <text:tab/>through the bits and setting </text:span><text:span text:style-name="T62">the first free one</text:span><text:span text:style-name="T55">.</text:span></text:p>
      <text:p text:style-name="P41"><text:tab/><text:tab/><text:span text:style-name="T62">Pa</text:span><text:span text:style-name="T59">ra</text:span><text:span text:style-name="T62">meters;</text:span></text:p>
      <text:p text:style-name="P41"><text:tab/><text:tab/><text:tab/>. <text:span text:style-name="T62">A pointer to a filesystem structure.</text:span></text:p>
      <text:p text:style-name="P41"><text:tab/><text:tab/><text:tab/>. <text:span text:style-name="T62">A pointer to a bitmap we want to allocate the bits from.</text:span></text:p>
      <text:p text:style-name="P41"><text:tab/><text:tab/><text:span text:style-name="T62">Functionality: (No need for explanation).</text:span></text:p>
      <text:p text:style-name="P41"><text:tab/><text:tab/><text:span text:style-name="T62">Returns: </text:span></text:p>
      <text:p text:style-name="P41"><text:tab/><text:tab/><text:tab/><text:span text:style-name="T62">If successful: “blockNum”.</text:span></text:p>
      <text:p text:style-name="P47"><text:tab/><text:tab/><text:tab/><text:span text:style-name="T62">If unsuccessful: 0.</text:span><text:tab/></text:p>
      <text:p text:style-name="P47"><text:tab/>. <text:span text:style-name="T62">bitmapfree: This function frees a bitmap by setting the index to false.</text:span></text:p>
      <text:p text:style-name="P47"><text:tab/><text:tab/><text:span text:style-name="T62">Parameters:</text:span></text:p>
      <text:p text:style-name="P47"><text:tab/><text:tab/><text:tab/>. <text:span text:style-name="T62">A pointer to a filesystem structure.</text:span></text:p>
      <text:p text:style-name="P47"><text:tab/><text:tab/><text:tab/>. <text:span text:style-name="T62">A pointer to the bitmap we want to free the bits from.</text:span></text:p>
      <text:p text:style-name="P47"><text:tab/><text:tab/><text:span text:style-name="T62">Functionality: (No need for explanation).</text:span></text:p>
      <text:p text:style-name="P47"><text:tab/><text:tab/><text:span text:style-name="T62">Returns:</text:span></text:p>
      <text:p text:style-name="P47"><text:tab/><text:tab/><text:tab/><text:span text:style-name="T62">void</text:span></text:p>
      <text:p text:style-name="P48"><text:tab/>. fsshow: <text:span text:style-name="T24">T</text:span>his function prints <text:span text:style-name="T63">the following</text:span> information about the disk:</text:p>
      <text:p text:style-name="P48"><text:tab/><text:tab/><text:tab/><text:tab/>. <text:span text:style-name="T63">What disk is mounted where.</text:span></text:p>
      <text:p text:style-name="P48"><text:tab/><text:tab/><text:tab/><text:tab/>. <text:span text:style-name="T63">The total number of blocks, 1 superblock, i-node <text:tab/><text:tab/><text:tab/><text:tab/>blocks and how many i-nodes they contain.</text:span></text:p>
      <text:p text:style-name="P48"><text:tab/><text:tab/><text:tab/><text:tab/>. <text:span text:style-name="T63">The following data about each i-inode: </text:span></text:p>
      <text:p text:style-name="P48"><text:tab/><text:tab/><text:tab/><text:tab/><text:tab/>. <text:span text:style-name="T63">Valid or not.</text:span></text:p>
      <text:p text:style-name="P48"><text:tab/><text:tab/><text:tab/><text:tab/><text:tab/>. <text:span text:style-name="T63">Its type.</text:span></text:p>
      <text:p text:style-name="P48"><text:tab/><text:tab/><text:tab/><text:tab/><text:tab/>. <text:span text:style-name="T63">Name.</text:span></text:p>
      <text:p text:style-name="P48"><text:tab/><text:tab/><text:tab/><text:tab/><text:tab/>. <text:span text:style-name="T63">Size in bytes.</text:span></text:p>
      <text:p text:style-name="P48"><text:tab/><text:tab/><text:tab/><text:tab/>. <text:span text:style-name="T63">The bitmap</text:span></text:p>
      <text:p text:style-name="P41"><text:tab/><text:tab/>Parameters: </text:p>
      <text:p text:style-name="P41"><text:tab/><text:tab/><text:tab/>. A pointer to a filesystem structure.</text:p>
      <text:p text:style-name="P49"><text:tab/><text:tab/><text:tab/>. A boolean <text:span text:style-name="T63">that determines if it is going to print the bitmap <text:tab/><text:tab/><text:tab/>or not</text:span>.</text:p>
      <text:p text:style-name="P49"><text:tab/><text:tab/><text:span text:style-name="T63">Functionality: (No need for explanation)</text:span></text:p>
      <text:p text:style-name="P44"><text:tab/><text:tab/>Return<text:span text:style-name="T27">s</text:span>: </text:p>
      <text:p text:style-name="P44"><text:span text:style-name="T24"><text:tab/><text:tab/><text:tab/>v</text:span>oid.</text:p>
      <text:p text:style-name="P50"><text:tab/>. <text:span text:style-name="T24">fsstat: This function returns </text:span><text:span text:style-name="T64">the following information about a file </text:span><text:span text:style-name="T65">by <text:tab/>returning a “s_fileinfo” struct pointer</text:span><text:span text:style-name="T64">:</text:span></text:p>
      <text:p text:style-name="P50"><text:soft-page-break/><text:tab/><text:tab/><text:tab/><text:tab/>. <text:span text:style-name="T65">i</text:span><text:span text:style-name="T64">-node </text:span><text:span text:style-name="T65">number</text:span></text:p>
      <text:p text:style-name="P50"><text:tab/><text:tab/><text:tab/><text:tab/>. <text:span text:style-name="T65">The s</text:span><text:span text:style-name="T64">ize</text:span></text:p>
      <text:p text:style-name="P50"><text:tab/><text:tab/><text:tab/></text:p>
      <text:p text:style-name="P49"><text:tab/><text:tab/><text:span text:style-name="T24">Parameters:</text:span></text:p>
      <text:p text:style-name="P49"><text:tab/><text:tab/><text:tab/>. <text:span text:style-name="T24">A pointer to a filesystem structure.</text:span></text:p>
      <text:p text:style-name="P49"><text:tab/><text:tab/><text:tab/>. <text:span text:style-name="T64">The i-node number</text:span><text:span text:style-name="T24">.</text:span></text:p>
      <text:p text:style-name="P49"><text:tab/><text:tab/><text:span text:style-name="T64">Functionality:</text:span></text:p>
      <text:p text:style-name="P49"><text:tab/><text:tab/><text:tab/>. <text:span text:style-name="T64">First, </text:span><text:span text:style-name="T46">it</text:span><text:span text:style-name="T64"> check</text:span><text:span text:style-name="T46">s</text:span><text:span text:style-name="T64"> if we have a filesystem or not. If we do, <text:tab/><text:tab/><text:tab/>we continue. If not, we return an error.</text:span></text:p>
      <text:p text:style-name="P49"><text:tab/><text:tab/><text:tab/>. <text:span text:style-name="T64">We then check if the i-node was found by assigning the <text:tab/><text:tab/><text:tab/>result of doing a search for the i-node (What “findinode” <text:tab/><text:tab/><text:tab/>returns) to the “ino” variable, and checking if it is zero or <text:tab/><text:tab/><text:tab/>not. If it is, we return an error. If not, we continue.</text:span></text:p>
      <text:p text:style-name="P49"><text:tab/><text:tab/><text:tab/>. <text:span text:style-name="T64">Then we assign the size of the “s_fileinfo” struct to the <text:tab/><text:tab/><text:tab/><text:tab/>“size” variable, and the return value of calling “allo</text:span><text:span text:style-name="T52">c” </text:span><text:span text:style-name="T64">to the <text:tab/><text:tab/><text:tab/>“info” variable.</text:span></text:p>
      <text:p text:style-name="P49"><text:tab/><text:tab/><text:tab/>. <text:span text:style-name="T64">We then </text:span><text:span text:style-name="T66">vheck the “info” variable if it is zero or not to <text:tab/><text:tab/><text:tab/><text:tab/>know whether the allocation succeeded or not. If it did not, <text:tab/><text:tab/><text:tab/>we return an error. If it did, we zero out “info” and <text:tab/><text:tab/><text:tab/><text:tab/>continue.</text:span></text:p>
      <text:p text:style-name="P49"><text:tab/><text:tab/><text:tab/>. <text:span text:style-name="T66">Then we assign the i-node number passed as the second <text:tab/><text:tab/><text:tab/>parameter to the i-node number field of “info”. And the <text:tab/><text:tab/><text:tab/><text:tab/>size of the local i-node to the “size” field of “info”.</text:span></text:p>
      <text:p text:style-name="P49"><text:tab/><text:tab/><text:tab/>. <text:span text:style-name="T66">Finally, we free “ino” and return “info”.</text:span></text:p>
      <text:p text:style-name="P44"><text:tab/><text:tab/><text:span text:style-name="T24">Return</text:span><text:span text:style-name="T27">s</text:span><text:span text:style-name="T24">: </text:span></text:p>
      <text:p text:style-name="P51"><text:tab/><text:tab/><text:tab/>Pointer to a “fileinfo” structure.</text:p>
      <text:p text:style-name="P49"><text:tab/>. <text:span text:style-name="T24">fsmount: This function mounts the filesystem.</text:span></text:p>
      <text:p text:style-name="P49"><text:tab/><text:tab/><text:span text:style-name="T24">Parameters:</text:span></text:p>
      <text:p text:style-name="P49"><text:tab/><text:tab/><text:tab/>. <text:span text:style-name="T66">The drive </text:span><text:span text:style-name="T65">number</text:span></text:p>
      <text:p text:style-name="P49"><text:tab/><text:tab/><text:span text:style-name="T65">Functionality:</text:span></text:p>
      <text:p text:style-name="P49"><text:tab/><text:tab/><text:tab/>. <text:span text:style-name="T65">First, it checks if the drive number is larger than the max <text:tab/><text:tab/><text:tab/>drive numbers. If true, it returns 0. Else, it continues.</text:span></text:p>
      <text:p text:style-name="P49"><text:tab/><text:tab/><text:tab/>. <text:span text:style-name="T67">Then, we assign “driveNo – 1” to the index(“idx”) that <text:tab/><text:tab/><text:tab/><text:tab/>will be the index in our global file descriptor structure. <text:tab/><text:tab/><text:tab/><text:tab/>. After that, we assign the global disk descriptor of “idx” to </text:span><text:soft-page-break/><text:span text:style-name="T67"><text:tab/><text:tab/><text:tab/>the disk pointer(“dd”) and check if it is equal to zero or <text:tab/><text:tab/><text:tab/><text:tab/>not. If it is, we return 0. If not, we continue.</text:span></text:p>
      <text:p text:style-name="P49"><text:tab/><text:tab/><text:tab/>. <text:span text:style-name="T67">Moving on, we assign the sizeof the “s_filesystem” <text:tab/><text:tab/><text:tab/><text:tab/>structure to the “size” variable, and </text:span><text:span text:style-name="T68">the</text:span><text:span text:style-name="T67"> return value of the <text:tab/><text:tab/><text:tab/>allocation of size “size” </text:span><text:span text:style-name="T68">to “fs”</text:span><text:span text:style-name="T67">. Which we then check if it is <text:tab/><text:tab/><text:tab/>zero or not to make sure the allocation succeeded. If true, <text:tab/><text:tab/><text:tab/>we return 0. If false, we continue and zero out “fs”.</text:span></text:p>
      <text:p text:style-name="P49"><text:tab/><text:tab/><text:tab/>. <text:span text:style-name="T68">After that, we assign the local “driveNo”, and “dd” to the <text:tab/><text:tab/><text:tab/>“driveNo” and “dd” fields of the “fs” respectively. And <text:tab/><text:tab/><text:tab/><text:tab/>assign the return value of “mkbitmap” to the “bitmap” field <text:tab/><text:tab/><text:tab/>of “fs”. Which we then check if it worked or not by <text:tab/><text:tab/><text:tab/><text:tab/>checking if it is zero or not. If it is, we free “fs” and return <text:tab/><text:tab/><text:tab/>0. Else, we continue.</text:span></text:p>
      <text:p text:style-name="P49"><text:tab/><text:tab/><text:tab/>. Then, we “dread" <text:span text:style-name="T46">512 bytes from</text:span> <text:span text:style-name="T58">the “dd” field of “</text:span><text:span text:style-name="T46">fs</text:span><text:span text:style-name="T58">” <text:tab/><text:tab/><text:tab/><text:tab/></text:span><text:span text:style-name="T46">into the address of the “metadata” field of “fs” and check if <text:s text:c="3"/><text:tab/><text:tab/><text:tab/>the return value is zero or not. If it is, we free “fs” and <text:tab/><text:tab/><text:tab/><text:tab/>return 0. If not, we continue.</text:span></text:p>
      <text:p text:style-name="P49"><text:tab/><text:tab/><text:tab/>. <text:span text:style-name="T46">Moving on, </text:span><text:span text:style-name="T56">we “kprintf”(A macro in mystd.h) the drive <text:tab/><text:tab/><text:tab/>that we mounted, ‘c’ for 1, ‘d’ for 2, and ‘?’ for anything <text:tab/><text:tab/><text:tab/><text:tab/>else.</text:span></text:p>
      <text:p text:style-name="P44"><text:tab/><text:tab/><text:span text:style-name="T24">Return</text:span><text:span text:style-name="T27">s</text:span><text:span text:style-name="T24">: </text:span></text:p>
      <text:p text:style-name="P51"><text:tab/><text:tab/><text:tab/>Pointer to <text:span text:style-name="T65">the</text:span> filesystem structure.</text:p>
      <text:p text:style-name="P49"><text:tab/>. <text:span text:style-name="T24">fsunmount: This function unmounts the filesystem.</text:span></text:p>
      <text:p text:style-name="P49"><text:tab/><text:tab/><text:span text:style-name="T24">Parameters:</text:span></text:p>
      <text:p text:style-name="P49"><text:tab/><text:tab/><text:tab/>. <text:span text:style-name="T24">A pointer to a filesystem structure.</text:span></text:p>
      <text:p text:style-name="P49"><text:tab/><text:tab/><text:span text:style-name="T46">Functionality:</text:span></text:p>
      <text:p text:style-name="P49"><text:tab/><text:tab/><text:tab/>. <text:span text:style-name="T46">First, it checks if we have a filesystem or not.</text:span></text:p>
      <text:p text:style-name="P52"><text:tab/><text:tab/><text:tab/>. <text:span text:style-name="T46">Then, it assigns the drive number field </text:span><text:span text:style-name="T69">of the field “dd” <text:tab/><text:tab/><text:tab/>that belongs to “fs” to the local “driveNo”. After that, </text:span><text:span text:style-name="T67">we <text:tab/><text:tab/><text:tab/>assign “driveNo – 1” to the index(“idx”) that <text:tab/>will be the <text:tab/><text:tab/><text:tab/><text:tab/>index in our global file descriptor.</text:span></text:p>
      <text:p text:style-name="P52"><text:tab/><text:tab/><text:tab/>. <text:span text:style-name="T69">Moving on,</text:span><text:span text:style-name="T67"> we assign </text:span><text:span text:style-name="T69">0 to</text:span><text:span text:style-name="T67"> the global disk descriptor of <text:tab/><text:tab/><text:tab/>“idx”, </text:span><text:span text:style-name="T69">and free “fs”</text:span><text:span text:style-name="T67">.</text:span></text:p>
      <text:p text:style-name="P52"><text:soft-page-break/><text:tab/><text:tab/><text:tab/>. <text:span text:style-name="T70">Then, we kprintf(A macro in mystd.h) </text:span><text:span text:style-name="T56">the drive </text:span><text:span text:style-name="T70">that we <text:tab/><text:tab/><text:tab/>unmounted. ‘c’ for 1, ‘d’ for 2, and ‘?’ for everything <text:tab/><text:tab/><text:tab/><text:tab/>else.</text:span></text:p>
      <text:p text:style-name="P52"><text:tab/><text:tab/><text:tab/>. <text:span text:style-name="T59">F</text:span><text:span text:style-name="T70">inally, we return.</text:span></text:p>
      <text:p text:style-name="P44"><text:tab/><text:tab/><text:span text:style-name="T24">Return</text:span><text:span text:style-name="T27">s</text:span><text:span text:style-name="T24">: </text:span></text:p>
      <text:p text:style-name="P51"><text:tab/><text:tab/><text:tab/>void</text:p>
      <text:p text:style-name="P49"><text:tab/>. <text:span text:style-name="T71">findinode: Searches for an i-node.</text:span></text:p>
      <text:p text:style-name="P49"><text:tab/><text:tab/><text:span text:style-name="T71">Parameters:</text:span></text:p>
      <text:p text:style-name="P49"><text:tab/><text:tab/><text:tab/>. <text:span text:style-name="T71">A pointer to a filesystem structure.</text:span></text:p>
      <text:p text:style-name="P49"><text:tab/><text:tab/><text:tab/>. <text:span text:style-name="T71">A </text:span><text:span text:style-name="T72">pointer</text:span><text:span text:style-name="T71">.</text:span></text:p>
      <text:p text:style-name="P49"><text:tab/><text:tab/><text:span text:style-name="T72">Functionality:</text:span></text:p>
      <text:p text:style-name="P49"><text:tab/><text:tab/><text:tab/>. <text:span text:style-name="T46">First, it checks if we have a filesystem or not.</text:span></text:p>
      <text:p text:style-name="P49"><text:tab/><text:tab/><text:tab/>. <text:span text:style-name="T72">Then it assigns 0 to “ret”.</text:span></text:p>
      <text:p text:style-name="P53"><text:tab/><text:tab/><text:tab/>. <text:span text:style-name="T72">After that, we loop thorugh the “inodeblocks” field of the <text:tab/><text:tab/><text:tab/>“metadata” field of “fs”</text:span><text:span text:style-name="T73">(we start from 2 because the first </text:span></text:p>
      <text:p text:style-name="P53"><text:span text:style-name="T73"><text:tab/><text:tab/><text:tab/>i-node block starts there)</text:span><text:span text:style-name="T72">. Where we start by zeroing out <text:tab/><text:tab/><text:tab/>the block. Then, we “dread” the “dd” field of “fs” into the<text:tab/><text:tab/><text:tab/>address of the “data” field of “bl”, where we store the <text:tab/><text:tab/><text:tab/><text:tab/>return value in the “re</text:span><text:span text:style-name="T52">s”</text:span><text:span text:style-name="T72"> variable that is later checked if it <text:s text:c="2"/><text:tab/><text:tab/><text:tab/>equals zero or not to make sure the operation succeeded. If <text:tab/><text:tab/><text:tab/>it returns false, we return “re</text:span><text:span text:style-name="T52">t</text:span><text:span text:style-name="T72">”. Else, we continue.</text:span></text:p>
      <text:p text:style-name="P49"><text:tab/><text:tab/><text:tab/>.<text:span text:style-name="T72">Moving on, we enter another loop that goes through every <text:tab/><text:tab/><text:tab/>i-node in a block. </text:span><text:span text:style-name="T73">It starts by comparing the variable “n” to <text:tab/><text:tab/><text:tab/>the index of the i-node that we are looking for. If it <text:tab/><text:tab/><text:tab/><text:tab/>finds it, we enter the condition’s body. Else, we iterate <text:tab/><text:tab/><text:tab/><text:tab/>again.</text:span></text:p>
      <text:p text:style-name="P49"><text:tab/><text:tab/><text:tab/>. <text:span text:style-name="T73">In the body, we begin by assigning the size off <text:tab/><text:tab/><text:tab/><text:tab/><text:tab/>the “s_inode” struct to the “size” variable, and the return <text:tab/><text:tab/><text:tab/>value of the “alloc” </text:span><text:span text:style-name="T52">function(taking “size” as its argument) <text:tab/><text:tab/><text:tab/>in the “ret” variable. Which it then checks if it is equal to <text:tab/><text:tab/><text:tab/>zero or not to make sure that the allocation operation <text:tab/><text:tab/><text:tab/><text:tab/>worked successfully. If true, </text:span><text:span text:style-name="T51">we return 0. Else we continue <text:tab/><text:tab/><text:tab/>by zeroing out “ret”.</text:span></text:p>
      <text:p text:style-name="P49"><text:tab/><text:tab/><text:tab/>.<text:span text:style-name="T51">After that, we copy the address </text:span><text:span text:style-name="T74">of </text:span><text:span text:style-name="T75">the inode at index “y” <text:tab/><text:tab/><text:tab/>field that belongs to “bl”, and we assign the “inodeblocks” </text:span><text:soft-page-break/><text:span text:style-name="T75"><text:tab/><text:tab/><text:tab/>field of the “metadata” field that belongs to “fs” to the <text:tab/><text:tab/><text:tab/><text:tab/>variable x, then we break out of the loop.</text:span></text:p>
      <text:p text:style-name="P49"><text:tab/><text:tab/><text:tab/>. <text:span text:style-name="T75">Finally, we return “ret”.</text:span></text:p>
      <text:p text:style-name="P44"><text:tab/><text:tab/><text:span text:style-name="T71">Return</text:span><text:span text:style-name="T27">s</text:span><text:span text:style-name="T71">: </text:span></text:p>
      <text:p text:style-name="P54"><text:tab/><text:tab/><text:tab/>Pointer to <text:span text:style-name="T75">the</text:span> i-node structure<text:span text:style-name="T75">(“ret”)</text:span>.</text:p>
      <text:p text:style-name="P55"><text:tab/>. <text:span text:style-name="T24">increate: This function creates an i-node </text:span><text:span text:style-name="T76">by initialising its fields one <text:tab/>by one</text:span><text:span text:style-name="T24">.</text:span></text:p>
      <text:p text:style-name="P55"><text:tab/><text:tab/><text:span text:style-name="T24">Parameters:</text:span></text:p>
      <text:p text:style-name="P55"><text:tab/><text:tab/><text:tab/>. <text:span text:style-name="T24">A pointer to a filesystem structure.</text:span></text:p>
      <text:p text:style-name="P55"><text:tab/><text:tab/><text:tab/>. <text:span text:style-name="T24">A pointer to a filename structure.</text:span></text:p>
      <text:p text:style-name="P55"><text:tab/><text:tab/><text:tab/>. <text:span text:style-name="T24">An enum.</text:span></text:p>
      <text:p text:style-name="P55"><text:tab/><text:tab/><text:span text:style-name="T77">Functionality:</text:span></text:p>
      <text:p text:style-name="P55"><text:tab/><text:tab/><text:tab/>. <text:span text:style-name="T77">We start by assigning the “ErrnoErr” enumerator to the <text:tab/><text:tab/><text:tab/>“errnumber” global variable.</text:span></text:p>
      <text:p text:style-name="P55"><text:tab/><text:tab/><text:tab/>. <text:span text:style-name="T77">Then, we check if any of the “fs”, “name”, or “filetype” <text:tab/><text:tab/><text:tab/>variables are 0. If true, we return an error. Else, we <text:tab/><text:tab/><text:tab/><text:tab/>continue.</text:span></text:p>
      <text:p text:style-name="P55"><text:tab/><text:tab/><text:tab/>. <text:span text:style-name="T77">After that, we assign the return value of calling <text:tab/><text:tab/><text:tab/><text:tab/><text:tab/>“validfname” to the variable “valid”. Of which we then <text:tab/><text:tab/><text:tab/><text:tab/>check if it is equal to zero or not. If true, we return an <text:tab/><text:tab/><text:tab/><text:tab/>error. Else, we continue by assigning the return value of <text:tab/><text:tab/><text:tab/><text:tab/>“inalloc” to the variable “idx”.</text:span></text:p>
      <text:p text:style-name="P55"><text:tab/><text:tab/><text:tab/>. <text:span text:style-name="T77">Moving forward, we assign the size of the struct <text:tab/><text:tab/><text:tab/><text:tab/><text:tab/>“s_filename” to the variable “size”, and the return value of <text:tab/><text:tab/><text:tab/>calling “alloc” with “size” as its argument to “ino”.</text:span></text:p>
      <text:p text:style-name="P55"><text:tab/><text:tab/><text:tab/>. <text:s/><text:span text:style-name="T77">We then assign the “filetype” variable to the “validtype”, <text:tab/><text:tab/><text:tab/>field of “ino”, and 0 to the “size” field of “ino”.</text:span></text:p>
      <text:p text:style-name="P56"><text:tab/><text:tab/><text:tab/>. <text:span text:style-name="T78">After that, we (again) a</text:span><text:span text:style-name="T77">ssign the size of the struct <text:tab/><text:tab/><text:tab/><text:tab/>“s_filename” to the variable “size”. </text:span><text:span text:style-name="T78">And we copy the <text:tab/><text:tab/><text:tab/><text:tab/>“name” variable to the “name” field of “ino”.</text:span></text:p>
      <text:p text:style-name="P56"><text:tab/><text:tab/><text:tab/>. <text:span text:style-name="T78">Moving on, we assign the return value of the function <text:tab/><text:tab/><text:tab/><text:tab/>“fssaveinode” to the “valid” variable. Then we free “ino” <text:tab/><text:tab/><text:tab/>and check if the “fssaveinode” call had succeeded or not by <text:tab/><text:tab/><text:tab/>checking if the “valid” variable is 0 or not. If it is, we <text:tab/><text:tab/><text:tab/><text:tab/>return an error. Else, we return “idx”.</text:span></text:p>
      <text:p text:style-name="P55"><text:soft-page-break/><text:tab/><text:tab/><text:span text:style-name="T24">Return</text:span><text:span text:style-name="T27">s</text:span><text:span text:style-name="T24">: </text:span></text:p>
      <text:p text:style-name="P57"><text:tab/><text:tab/><text:tab/>A <text:span text:style-name="T78">pointer to the newly created i-node(“rdx”)</text:span>.</text:p>
      <text:p text:style-name="P49"><text:tab/>. <text:span text:style-name="T71">inalloc: Allocates an i-node </text:span><text:span text:style-name="T35">by searching until it finds a free i-node to <text:tab/>allocate</text:span><text:span text:style-name="T71">.</text:span></text:p>
      <text:p text:style-name="P49"><text:tab/><text:tab/><text:span text:style-name="T71">Parameters:</text:span></text:p>
      <text:p text:style-name="P44"><text:tab/><text:tab/><text:tab/>. <text:span text:style-name="T71">A pointer to a filesystem structure.</text:span></text:p>
      <text:p text:style-name="P44"><text:tab/><text:tab/><text:span text:style-name="T78">Functionality:</text:span></text:p>
      <text:p text:style-name="P56"><text:tab/><text:tab/><text:tab/>. <text:span text:style-name="T46">First, it checks if we have a filesystem or not.</text:span></text:p>
      <text:p text:style-name="P56"><text:tab/><text:tab/><text:tab/>. <text:span text:style-name="T78">Then we assign the maximum number of i-nodes to the <text:tab/><text:tab/><text:tab/>variable “max”. </text:span></text:p>
      <text:p text:style-name="P56"><text:tab/><text:tab/><text:tab/>. <text:span text:style-name="T78">After that, we enter a loop where we start by assigning the <text:tab/><text:tab/><text:tab/>return value of the “findinode” functoin call to “p”. Which <text:tab/><text:tab/><text:tab/>we then check if it is zero or not. If it is, we break. Else, we <text:tab/><text:tab/><text:tab/>continue.</text:span></text:p>
      <text:p text:style-name="P58"><text:tab/><text:tab/><text:tab/>. <text:span text:style-name="T61">Moving on, </text:span><text:span text:style-name="T60">we</text:span><text:span text:style-name="T57"> check if </text:span><text:span text:style-name="T60">the i-node</text:span><text:span text:style-name="T57"> </text:span><text:span text:style-name="T60">is </text:span><text:span text:style-name="T57">valid or not by <text:tab/><text:tab/><text:tab/><text:tab/>storing the result of ANDing the “validtype” field in the <text:tab/><text:tab/><text:tab/><text:tab/>“inode” field stored in “block” with “1” in hexadecimal<text:tab/><text:tab/><text:tab/><text:tab/>fo</text:span><text:span text:style-name="T59">rmat </text:span><text:span text:style-name="T57">(0x01) </text:span><text:span text:style-name="T60">(</text:span><text:span text:style-name="T55">to get the last bit of the inode </text:span><text:span text:style-name="T61">which is the <text:tab/><text:tab/><text:tab/>valid field, so in other words we check if the i-node is valid <text:tab/><text:tab/><text:tab/>or not)</text:span><text:span text:style-name="T57">. If </text:span><text:span text:style-name="T60">zero, we continue to enter the if’s body. Else, we <text:tab/><text:tab/><text:tab/>iterate again.</text:span></text:p>
      <text:p text:style-name="P58"><text:tab/><text:tab/><text:tab/>. <text:span text:style-name="T60">After entering its body, we first assign “n” to “idx”. Then <text:tab/><text:tab/><text:tab/>we assign 1 to the “validtype” field of “p”.</text:span></text:p>
      <text:p text:style-name="P58"><text:tab/><text:tab/><text:tab/>. <text:span text:style-name="T60">After that, we check the result of calling to save the i-<text:tab/><text:tab/><text:tab/><text:tab/>node through the “fssaveinode”. If zero, we assign 0 to <text:tab/><text:tab/><text:tab/><text:tab/>“idx” and break. Else, we continue.</text:span></text:p>
      <text:p text:style-name="P58"><text:tab/><text:tab/><text:tab/>. <text:span text:style-name="T60">Moving on, we increment the number of i-nodes by <text:tab/><text:tab/><text:tab/><text:tab/>incrementing the “inodes” field in the “metadata” field <text:tab/><text:tab/><text:tab/><text:tab/>belonging to “fs”. </text:span><text:span text:style-name="T79">Then, we perform a “dwrite” operation <text:tab/><text:tab/><text:tab/>where we write the “dd” field of “fs” to the “metadata” field <text:tab/><text:tab/><text:tab/>of “fs” and break.</text:span></text:p>
      <text:p text:style-name="P58"><text:tab/><text:tab/><text:tab/>. <text:span text:style-name="T79">After that, we check if “p” is equal to zero or not. If it is, <text:tab/><text:tab/><text:tab/>we free it. Else, we continue execution.</text:span></text:p>
      <text:p text:style-name="P58"><text:tab/><text:tab/><text:tab/>. <text:span text:style-name="T79">Finally, we return “idx”.</text:span></text:p>
      <text:p text:style-name="P44"><text:tab/><text:tab/><text:span text:style-name="T71">Return</text:span><text:span text:style-name="T27">s</text:span><text:span text:style-name="T71">: </text:span></text:p>
      <text:p text:style-name="P54"><text:soft-page-break/><text:tab/><text:tab/><text:tab/>A <text:span text:style-name="T35">pointer.</text:span></text:p>
      <text:p text:style-name="P44"><text:tab/>. <text:span text:style-name="T71">inunalloc: Unallocates an i-node </text:span><text:span text:style-name="T35">specified by the use after searching <text:tab/>for it</text:span><text:span text:style-name="T71">.</text:span></text:p>
      <text:p text:style-name="P44"><text:tab/><text:tab/><text:span text:style-name="T71">Parameters:</text:span></text:p>
      <text:p text:style-name="P44"><text:tab/><text:tab/><text:tab/>. <text:span text:style-name="T71">A pointer to a filesystem structure.</text:span></text:p>
      <text:p text:style-name="P44"><text:tab/><text:tab/><text:tab/>. <text:span text:style-name="T35">The i-node the user wants to unallocate</text:span><text:span text:style-name="T71">.</text:span></text:p>
      <text:p text:style-name="P44"><text:tab/><text:tab/><text:span text:style-name="T35">Functionallity:</text:span></text:p>
      <text:p text:style-name="P59"><text:tab/><text:tab/><text:tab/>. <text:span text:style-name="T46">First, it checks if we have a filesystem or not.</text:span> </text:p>
      <text:p text:style-name="P59"><text:tab/><text:tab/><text:tab/>. <text:span text:style-name="T35">Then it assigns the result of searching for the wanted <text:s text:c="7"/><text:tab/><text:tab/><text:tab/>i-node using “findinode” to “p”. Which is later checked if <text:tab/><text:tab/><text:tab/>zero or not to make sure the searching was successful. If <text:tab/><text:tab/><text:tab/>zero, we return false. Else, we continue execution.</text:span></text:p>
      <text:p text:style-name="P59"><text:tab/><text:tab/><text:tab/>. <text:span text:style-name="T35">After that, we assign zero to t</text:span><text:span text:style-name="T80">h</text:span><text:span text:style-name="T35">e “validtype” field of “p”.</text:span></text:p>
      <text:p text:style-name="P59"><text:tab/><text:tab/><text:tab/>. <text:span text:style-name="T35">Moving on, we store the result of calling “fssaveinode” </text:span><text:span text:style-name="T81">in <text:tab/><text:tab/><text:tab/>the “blockNo” variable</text:span><text:span text:style-name="T35"> to save the i-node, </text:span><text:span text:style-name="T81">and then we free <text:tab/><text:tab/><text:tab/>“p”.</text:span></text:p>
      <text:p text:style-name="P59"><text:tab/><text:tab/><text:tab/>. <text:span text:style-name="T81">Finally, we return true if “blockNo” is other than zero. <text:tab/><text:tab/><text:tab/><text:tab/>Else, we return false.</text:span></text:p>
      <text:p text:style-name="P44"><text:tab/><text:tab/><text:span text:style-name="T71">Return</text:span><text:span text:style-name="T27">s</text:span><text:span text:style-name="T71">: </text:span></text:p>
      <text:p text:style-name="P44"><text:tab/><text:tab/><text:tab/><text:span text:style-name="T81">A boolean that tells if the saving operation was successful <text:tab/><text:tab/><text:tab/>or not</text:span><text:span text:style-name="T71">.</text:span></text:p>
      <text:p text:style-name="P44"><text:tab/>. <text:span text:style-name="T71">fssaveinode: Writes an i-node </text:span><text:span text:style-name="T82">by updating the i-node and then writing <text:tab/>it</text:span><text:span text:style-name="T71">.</text:span></text:p>
      <text:p text:style-name="P44"><text:tab/><text:tab/><text:span text:style-name="T71">Parameters:</text:span></text:p>
      <text:p text:style-name="P44"><text:tab/><text:tab/><text:tab/>. <text:span text:style-name="T71">A pointer to a filesystem structure.</text:span></text:p>
      <text:p text:style-name="P44"><text:tab/><text:tab/><text:tab/>. <text:span text:style-name="T71">A pointer to the i-node we want to write.</text:span></text:p>
      <text:p text:style-name="P44"><text:tab/><text:tab/><text:tab/>. <text:span text:style-name="T81">T</text:span><text:span text:style-name="T83">he</text:span><text:span text:style-name="T71"> i-node </text:span><text:span text:style-name="T81">number</text:span><text:span text:style-name="T71">.</text:span></text:p>
      <text:p text:style-name="P44"><text:tab/><text:tab/><text:span text:style-name="T82">Functionality:</text:span></text:p>
      <text:p text:style-name="P44"><text:tab/><text:tab/><text:tab/>. <text:span text:style-name="T82">We start by checking that we hav</text:span><text:span text:style-name="T15">e</text:span><text:span text:style-name="T82"> a filesystem and an i-<text:tab/><text:tab/><text:tab/>node. If we do, we continue. Else, we return 0.</text:span></text:p>
      <text:p text:style-name="P44"><text:tab/><text:tab/><text:tab/>. <text:span text:style-name="T82">Then we divide the i-node number by 16, add 2 to the <text:tab/><text:tab/><text:tab/><text:tab/>result, that is stored in the “blockNo” variable. </text:span></text:p>
      <text:p text:style-name="P44"><text:tab/><text:tab/><text:tab/>. <text:span text:style-name="T82">After that we assign “idx” MOD 16 to the variable “mod”.</text:span></text:p>
      <text:p text:style-name="P44"><text:tab/><text:tab/><text:tab/>. <text:span text:style-name="T82">Moving on, we print “blockNo” and assign the result of <text:tab/><text:tab/><text:tab/>dreading the “dd” field of “fs” into the “data” field of “bl” </text:span><text:soft-page-break/><text:span text:style-name="T82"><text:tab/><text:tab/><text:tab/>to the variable “ret”. Of which we then check if it is equal <text:tab/><text:tab/><text:tab/>to zero or not to make sure the “dread” operation was <text:tab/><text:tab/><text:tab/><text:tab/>successful. If it equaled zero, we return 0. Else, we <text:tab/><text:tab/><text:tab/><text:tab/>continue.</text:span></text:p>
      <text:p text:style-name="P44"><text:tab/><text:tab/><text:tab/>.<text:span text:style-name="T82">Then we assign the size of the structure “s_inode” to the <text:tab/><text:tab/><text:tab/>“size” variable. And then copy the </text:span><text:span text:style-name="T74">pointer to the</text:span><text:span text:style-name="T82"> i-node <text:s/><text:tab/><text:tab/><text:tab/><text:tab/>that we want to write to the </text:span><text:span text:style-name="T74">address of the</text:span><text:span text:style-name="T82"> i-node of “mod” <text:tab/><text:tab/><text:tab/>that is a field of “bl”.</text:span></text:p>
      <text:p text:style-name="P60"><text:tab/><text:tab/><text:tab/>. After that, we assign the result of dwriting the “dd” field <text:tab/><text:tab/><text:tab/>of “fs” into the address of the “data” field of “bl”. Of which <text:tab/><text:tab/><text:tab/>we check if zero or not to make sure the “dwrite” operation <text:tab/><text:tab/><text:tab/>was successful. If true, we return 0. Else, we continue.</text:p>
      <text:p text:style-name="P60"><text:tab/><text:tab/><text:tab/>. Finally, we return the “blockNo” variable.</text:p>
      <text:p text:style-name="P44"><text:tab/><text:tab/><text:span text:style-name="T71">Return</text:span><text:span text:style-name="T27">s</text:span><text:span text:style-name="T71">: </text:span></text:p>
      <text:p text:style-name="P44"><text:tab/><text:tab/><text:tab/><text:span text:style-name="T83">A pointer to the i-node. </text:span></text:p>
      <text:p text:style-name="P61"><text:tab/>. <text:span text:style-name="T84">strnum: Concatenates a string and a single-digit integer, by storing the <text:tab/>string in a buffer, adding 0x30 to the integer to convert it to ASCII <text:tab/>format, and then add the number after the string in the buffer (Note: <text:s/><text:tab/>We converted it to ASCII so it can be concatenated with the string).</text:span></text:p>
      <text:p text:style-name="P61"/>
      <text:p text:style-name="P61"><text:tab/>. <text:span text:style-name="T84">isopen: Checks if a file is open or not by examining its posix file <text:tab/>descriptor.</text:span></text:p>
      <text:p text:style-name="P61"/>
      <text:p text:style-name="P61"><text:tab/>. <text:span text:style-name="T84">load: </text:span><text:span text:style-name="T85">Writes one character, by first checking if the file is open or not, <text:tab/>then writing it to a buffer.</text:span></text:p>
      <text:p text:style-name="P61"/>
      <text:p text:style-name="P62"><text:tab/>. <text:span text:style-name="T86">store: </text:span><text:span text:style-name="T85">Reads one character, by first checking if the file is open or not, <text:tab/>then reading it to a buffer.</text:span></text:p>
      <text:p text:style-name="P62"/>
      <text:p text:style-name="P62"><text:tab/>.<text:span text:style-name="T85">zero: Zeroes out </text:span><text:span text:style-name="T87">bytes the memory region pointed to by the first <text:tab/>parameter by iterating thorugh its bytes and zeroing them one by one.</text:span></text:p>
      <text:p text:style-name="P62"><text:s/></text:p>
      <text:p text:style-name="P62"><text:tab/>. <text:span text:style-name="T86">init: </text:span><text:span text:style-name="T87">Handles initialisation by setting “errnumber” to zero, Calling the <text:tab/>“setupfds” fun</text:span><text:span text:style-name="T15">c</text:span><text:span text:style-name="T87">tions, and sets the “initialized” global variable to true.</text:span></text:p>
      <text:p text:style-name="P62"/>
      <text:p text:style-name="P62"><text:soft-page-break/><text:tab/>. <text:span text:style-name="T86">setupfds: Sets up the file descriptors, </text:span><text:span text:style-name="T85">by</text:span><text:span text:style-name="T86"> </text:span><text:span text:style-name="T85">zeroing them, then mapping <text:tab/>them</text:span><text:span text:style-name="T86">.</text:span></text:p>
      <text:p text:style-name="P62"/>
      <text:p text:style-name="P62"><text:tab/>. <text:span text:style-name="T86">memorycopy: Copies information from source to destination. And <text:tab/>can copy a string if user specifies.</text:span></text:p>
      <text:p text:style-name="P62"/>
      <text:p text:style-name="P62"><text:tab/>. <text:span text:style-name="T86">stringlen: Calculates the length of a string.</text:span></text:p>
      <text:p text:style-name="P62"/>
      <text:p text:style-name="P62"><text:tab/>. <text:span text:style-name="T86">getbit: </text:span><text:span text:style-name="T36">G</text:span><text:span text:style-name="T86">ets a </text:span><text:span text:style-name="T36">certain</text:span><text:span text:style-name="T86"> bit from a byte </text:span><text:span text:style-name="T36">(used in bitmaps).</text:span></text:p>
      <text:p text:style-name="P62"><text:tab/></text:p>
      <text:p text:style-name="P62"><text:tab/>. <text:span text:style-name="T36">setbit: Sets a certain bit a specific value (used in bitmaps).</text:span></text:p>
      <text:p text:style-name="P62"/>
      <text:p text:style-name="P62"><text:tab/>. <text:span text:style-name="T36">tolowercase: Makes the string passed lower case.</text:span></text:p>
      <text:p text:style-name="P63"><text:tab/></text:p>
      <text:p text:style-name="P63"><text:tab/>. <text:span text:style-name="T36">low: Makes a character passed lower cased by a condition that checks <text:tab/>if the letter is valid by checking the ASCII representation of the letter, <text:tab/>and an operation done on a new character representation.</text:span></text:p>
      <text:p text:style-name="P63"/>
      <text:p text:style-name="P63"><text:span text:style-name="T36"><text:tab/>. findchar: </text:span><text:s/><text:span text:style-name="T88">Searches for</text:span><text:span text:style-name="T36"> a character </text:span><text:span text:style-name="T88">by taking the length of the the <text:tab/>“haystack”, then it searches for the the character specified. It can <text:tab/>search both forwards and backwards </text:span><text:span text:style-name="T89">for flexibility.</text:span></text:p>
      <text:p text:style-name="P63"/>
      <text:p text:style-name="P63"><text:tab/>. <text:span text:style-name="T89">cmd_format: A command-line wrapper for the “fsformat” function <text:tab/>that handles user operations before calling the main formatting routine.</text:span></text:p>
      <text:p text:style-name="P63"/>
      <text:p text:style-name="P63"><text:tab/>. <text:span text:style-name="T90">usage: Gets called depending on a certain condition in “cmd_format”<text:tab/>to print an error message and then terminate the program.</text:span></text:p>
      <text:p text:style-name="P63"/>
      <text:p text:style-name="P64"><text:tab/>. <text:span text:style-name="T90">usage_format: <text:s/>Gets called depending on a certain condition in <text:tab/>“cmd_format” to print an error message and then terminate the <text:tab/>program.</text:span></text:p>
      <text:p text:style-name="P64"/>
      <text:p text:style-name="P64"><text:tab/>. <text:span text:style-name="T90">file2str: </text:span><text:span text:style-name="T91">Transforms the filename into a string by copying both of the <text:tab/>filename’s fields to the string with a dot between them.</text:span></text:p>
      <text:p text:style-name="P64"><text:tab/></text:p>
      <text:p text:style-name="P64"><text:soft-page-break/><text:tab/>. <text:span text:style-name="T90">str2file: </text:span><text:span text:style-name="T92">Transforms a string into a filename by detecting both of its <text:tab/>fields (name, and ext) in the string (by finding the “.” that separates <text:tab/>them), and copies them to “name” and “ext” fields of “name”.</text:span></text:p>
      <text:p text:style-name="P64"/>
      <text:p text:style-name="P64"><text:tab/>. <text:span text:style-name="T92">validchar: Checks if the character passed is one of the characters <text:tab/>specified in the “ValidChars” macro (used for file name character <text:tab/>validation).</text:span></text:p>
      <text:p text:style-name="P64"/>
      <text:p text:style-name="P65"><text:tab/>. <text:span text:style-name="T92">validpchar: Checks if the character passed is one of the characters <text:tab/>specified in the “ValidPathChars” macro (used for path name <text:tab/>character validation).</text:span></text:p>
      <text:p text:style-name="P64"><text:tab/></text:p>
      <text:p text:style-name="P62"><text:tab/>. <text:span text:style-name="T92">validfname: Checks if the filename is valid or not by checking the <text:tab/> <text:tab/>validation of its two parts (name, and extention).</text:span></text:p>
      <text:p text:style-name="P65"><text:tab/></text:p>
      <text:p text:style-name="P65"><text:tab/>. <text:span text:style-name="T92">validpname:</text:span> <text:span text:style-name="T92">Checks if the pathname is valid or not by checking the <text:tab/> validation of its name.</text:span></text:p>
      <text:p text:style-name="P65"><text:s/><text:tab/><text:span text:style-name="T93">Functionality:</text:span></text:p>
      <text:p text:style-name="P66"><text:tab/><text:tab/>. <text:span text:style-name="T92">parsepath: </text:span><text:span text:style-name="T94">This function parses a path by recursively </text:span><text:span text:style-name="T93">by :</text:span></text:p>
      <text:p text:style-name="P66"><text:span text:style-name="T93"><text:tab/><text:tab/>. Checking a condition of “str” and “pptr” validity, and if “rdx” is <text:tab/><text:tab/>larger or equal to “MaxDepth”, which if true, will result zeroing <text:tab/><text:tab/></text:span><text:span text:style-name="T94">the “idx” of the “dirPath” field of “pptr” </text:span><text:span text:style-name="T93">and returning true. </text:span></text:p>
      <text:p text:style-name="P66"><text:span text:style-name="T93"><text:tab/><text:tab/>. Then we </text:span><text:span text:style-name="T94">search for ‘/’ which is the symbol used to serperate <text:tab/><text:tab/><text:tab/>directories in a path. If not found, It enters the if’s body. Else, it <text:tab/><text:tab/>continues. </text:span></text:p>
      <text:p text:style-name="P66"><text:span text:style-name="T93"><text:tab/><text:tab/>. After that</text:span><text:span text:style-name="T94"> it copies the first name from the left to the “idx” of <text:tab/><text:tab/>the “dirPath” field of “pptr”, increments “idx” and assigns zero to <text:tab/><text:tab/>the next “dirPath” field, and returns true. </text:span></text:p>
      <text:p text:style-name="P66"><text:span text:style-name="T94"><text:tab/><text:tab/>. After exiting if’s body </text:span><text:span text:style-name="T93">we assign zero to the deref</text:span><text:span text:style-name="T95">e</text:span><text:span text:style-name="T93">renced “p”, <text:tab/><text:tab/>copy “str” to </text:span><text:span text:style-name="T94">the “idx” of the “dirPath” field of “pptr”, </text:span><text:span text:style-name="T93">and <text:tab/><text:tab/><text:tab/>increment both “p” and “idx”.</text:span></text:p>
      <text:p text:style-name="P66"><text:tab/><text:tab/>. <text:span text:style-name="T93">Finally, we do the recursive call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24pt" officeooo:rsid="000aa22d" officeooo:paragraph-rsid="000aa22d" style:font-size-asian="21pt" style:font-size-complex="2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TMFS Documentatio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6T02:23:42.706649952</meta:creation-date>
    <dc:date>2025-11-09T17:23:27.144633605</dc:date>
    <meta:editing-duration>PT5H9M54S</meta:editing-duration>
    <meta:editing-cycles>39</meta:editing-cycles>
    <meta:generator>LibreOffice/25.8.1.1$Linux_X86_64 LibreOffice_project/580$Build-1</meta:generator>
    <meta:document-statistic meta:table-count="0" meta:image-count="0" meta:object-count="0" meta:page-count="19" meta:paragraph-count="300" meta:word-count="5001" meta:character-count="29274" meta:non-whitespace-character-count="22982"/>
  </office:meta>
</office:document-meta>
</file>